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start" style:justify-single-word="false"/>
    </style:style>
    <style:style style:name="P6" style:family="paragraph" style:parent-style-name="Header">
      <style:paragraph-properties fo:text-align="end" style:justify-single-word="false"/>
    </style:style>
    <style:style style:name="P7" style:family="paragraph" style:parent-style-name="Standard">
      <style:paragraph-properties fo:text-align="end" style:justify-single-word="false"/>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text-properties fo:font-weight="normal" style:font-weight-asian="normal" style:font-weight-complex="normal"/>
    </style:style>
    <style:style style:name="P17" style:family="paragraph" style:parent-style-name="Title">
      <style:paragraph-properties fo:break-before="page"/>
    </style:style>
    <style:style style:name="P18" style:family="paragraph" style:parent-style-name="Subtitle">
      <style:paragraph-properties fo:break-before="page"/>
    </style:style>
    <style:style style:name="P19" style:family="paragraph" style:parent-style-name="Subtitle">
      <style:paragraph-properties fo:text-align="start" style:justify-single-word="false"/>
    </style:style>
    <style:style style:name="P20" style:family="paragraph" style:parent-style-name="Subtitle">
      <style:paragraph-properties fo:text-align="center" style:justify-single-word="false"/>
    </style:style>
    <style:style style:name="P21"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7">
      <style:paragraph-properties fo:text-align="start" style:justify-single-word="false"/>
    </style:style>
    <style:style style:name="P27" style:family="paragraph" style:parent-style-name="Text_20_body" style:list-style-name="L8">
      <style:paragraph-properties fo:text-align="start" style:justify-single-word="false"/>
    </style:style>
    <style:style style:name="P28" style:family="paragraph" style:parent-style-name="Text_20_body" style:list-style-name="L10">
      <style:paragraph-properties fo:text-align="start" style:justify-single-word="false"/>
    </style:style>
    <style:style style:name="P29" style:family="paragraph" style:parent-style-name="Text_20_body" style:list-style-name="L13">
      <style:paragraph-properties fo:text-align="start" style:justify-single-word="false"/>
    </style:style>
    <style:style style:name="P30" style:family="paragraph" style:parent-style-name="Text_20_body" style:list-style-name="L9"/>
    <style:style style:name="P31" style:family="paragraph" style:parent-style-name="Text_20_body" style:list-style-name="L11"/>
    <style:style style:name="P32" style:family="paragraph" style:parent-style-name="Text_20_body" style:list-style-name="L11">
      <style:text-properties fo:font-weight="bold" style:font-weight-asian="bold" style:font-weight-complex="bold"/>
    </style:style>
    <style:style style:name="P33" style:family="paragraph" style:parent-style-name="Text_20_body" style:list-style-name="L13"/>
    <style:style style:name="P34" style:family="paragraph" style:parent-style-name="Text_20_body" style:list-style-name="L7" style:master-page-name="">
      <style:paragraph-properties fo:text-align="start" style:justify-single-word="false" style:page-number="auto" fo:keep-with-next="always"/>
    </style:style>
    <style:style style:name="P35" style:family="paragraph" style:parent-style-name="Standard" style:list-style-name="L1"/>
    <style:style style:name="P36" style:family="paragraph" style:parent-style-name="Standard" style:list-style-name="L2"/>
    <style:style style:name="P37" style:family="paragraph" style:parent-style-name="Standard" style:list-style-name="L3"/>
    <style:style style:name="P38" style:family="paragraph" style:parent-style-name="Header">
      <style:paragraph-properties fo:text-align="end" style:justify-single-word="false"/>
      <style:text-properties fo:font-weight="bold" style:font-weight-asian="bold" style:font-weight-complex="bold"/>
    </style:style>
    <style:style style:name="P39" style:family="paragraph" style:parent-style-name="Heading_20_3" style:master-page-name="">
      <style:paragraph-properties style:page-number="auto"/>
    </style:style>
    <style:style style:name="P40" style:family="paragraph" style:parent-style-name="Title" style:master-page-name="Intro_20_First_20_Page">
      <style:paragraph-properties style:page-number="1"/>
    </style:style>
    <style:style style:name="P41" style:family="paragraph" style:parent-style-name="Title" style:master-page-name="Intro_20_First_20_Page">
      <style:paragraph-properties style:page-number="auto"/>
    </style:style>
    <style:style style:name="P42" style:family="paragraph" style:parent-style-name="Title" style:master-page-name="Forward_20_First_20_Page">
      <style:paragraph-properties style:page-number="auto"/>
    </style:style>
    <style:style style:name="P43" style:family="paragraph" style:parent-style-name="Title" style:master-page-name="Chapter_20_First_20_Page">
      <style:paragraph-properties style:page-number="1" fo:break-before="auto" fo:break-after="auto"/>
    </style:style>
    <style:style style:name="P44" style:family="paragraph" style:parent-style-name="Title" style:master-page-name="Chapter_20_First_20_Page">
      <style:paragraph-properties style:page-number="auto" fo:break-before="auto" fo:break-after="auto"/>
    </style:style>
    <style:style style:name="P45" style:family="paragraph" style:parent-style-name="Quotation" style:list-style-name="L12"/>
    <style:style style:name="P46" style:family="paragraph" style:parent-style-name="Heading_20_1"/>
    <style:style style:name="P47" style:family="paragraph" style:parent-style-name="Main_20_Title" style:master-page-name="Cover_20_Page">
      <style:paragraph-properties fo:margin-top="0in" fo:margin-bottom="0.2098in" fo:line-height="115%" fo:keep-together="always" style:page-number="auto" fo:break-before="auto" fo:break-after="auto" fo:background-color="transparent" fo:padding="0in" fo:border-left="none" fo:border-right="none" fo:border-top="none" fo:border-bottom="0.0138in solid #000080" style:shadow="none" fo:keep-with-next="always">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P48" style:family="paragraph" style:parent-style-name="Contents_20_1">
      <style:paragraph-properties>
        <style:tab-stops>
          <style:tab-stop style:position="4.5in" style:type="right" style:leader-style="dotted" style:leader-text="."/>
        </style:tab-stops>
      </style:paragraph-properties>
    </style:style>
    <style:style style:name="P49" style:family="paragraph" style:parent-style-name="Contents_20_2">
      <style:paragraph-properties>
        <style:tab-stops>
          <style:tab-stop style:position="4.3035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Hebrews</text:p>
      <text:p text:style-name="P20">The View from the Mishkan</text:p>
      <text:p text:style-name="P14"/>
      <text:p text:style-name="P9">Introduction to Messianic Midrash</text:p>
      <text:p text:style-name="P8"/>
      <text:p text:style-name="P8"/>
      <text:p text:style-name="P8"/>
      <text:p text:style-name="P8"/>
      <text:p text:style-name="P8"/>
      <text:p text:style-name="P8"/>
      <text:p text:style-name="P10"/>
      <text:p text:style-name="P10"/>
      <text:p text:style-name="P10"/>
      <text:p text:style-name="P10"/>
      <text:p text:style-name="P10"/>
      <text:p text:style-name="P9"/>
      <text:p text:style-name="P11">by David Negley</text:p>
      <text:p text:style-name="P40">Dedication</text:p>
      <text:p text:style-name="P13"/>
      <text:p text:style-name="P13">I dedicate this work to the God of Israel, He who calls Jews and Gentiles to build together a community that models the power of love and righteousness. May he send his Mashiach speedily and in our days.</text:p>
      <text:p text:style-name="P13">My wife, Kathie, of course deserves nothing but the highest praise for her patience, support, and assistance throughout the development of this material. She is truly God's gift to me in this life. She believed I could bring this work to life. </text:p>
      <text:p text:style-name="P13">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3">Without the assistance of all of the above, this book would never have come to fruition. </text:p>
      <text:p text:style-name="P13">David Negley<text:line-break/>Germantown, MD<text:line-break/>April <text:s/>2015</text:p>
      <text:p text:style-name="P13"/>
      <text:p text:style-name="P41">Table of Contents</text:p>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Chapter_20_Subtitle"/>
            <text:index-source-style text:style-name="Heading_20_1"/>
          </text:index-source-styles>
        </text:table-of-content-source>
        <text:index-body>
          <text:p text:style-name="P48">Dedication<text:tab/>i</text:p>
          <text:p text:style-name="P48">Table of Contents<text:tab/>iii</text:p>
          <text:p text:style-name="P48">Forward<text:tab/>vii</text:p>
          <text:p text:style-name="P48">Introduction<text:tab/>ix</text:p>
          <text:p text:style-name="P49">Theme<text:tab/>ix</text:p>
          <text:p text:style-name="P49">Genre<text:tab/>x</text:p>
          <text:p text:style-name="P49">Purpose<text:tab/>xii</text:p>
          <text:p text:style-name="P48">Part 1<text:tab/>1</text:p>
          <text:p text:style-name="P49">Where Do I Begin?<text:tab/>1</text:p>
          <text:p text:style-name="P49">The Calling and Destiny of Israel<text:tab/>3</text:p>
          <text:p text:style-name="P48">Part 2<text:tab/>9</text:p>
          <text:p text:style-name="P49">What Was the Question?<text:tab/>9</text:p>
          <text:p text:style-name="P49">The Mishna<text:tab/>11</text:p>
          <text:p text:style-name="P49">The Gemara<text:tab/>12</text:p>
          <text:p text:style-name="P49">The Talmud<text:tab/>12</text:p>
          <text:p text:style-name="P48">Part 3<text:tab/>14</text:p>
          <text:p text:style-name="P48">Part 4<text:tab/>15</text:p>
          <text:p text:style-name="P48">Who Ya Gonna Call?<text:tab/>16</text:p>
          <text:p text:style-name="P49">Be “the House” (3:6)<text:tab/>35</text:p>
          <text:p text:style-name="P48">Bibliography<text:tab/>44</text:p>
          <text:p text:style-name="P48">Glossary<text:tab/>45</text:p>
          <text:p text:style-name="P48">Notes<text:tab/>46</text:p>
          <text:p text:style-name="P48">Internet Articles<text:tab/>47</text:p>
        </text:index-body>
      </text:table-of-content>
      <text:p text:style-name="Standard"/>
      <text:p text:style-name="Standard">Initial suggested outline:</text:p>
      <text:p text:style-name="Standard">Outline for material in “Messianic Midrash”. </text:p>
      <text:p text:style-name="Standard">Part 1<text:tab/>Historical Background</text:p>
      <text:p text:style-name="Standard">Part 2<text:tab/>Canon and Commentary<text:line-break/><text:soft-page-break/><text:tab/>A review of the literary development during the period from Moshe to Ezra.</text:p>
      <text:list xml:id="list3919324099196291622" text:style-name="L1">
        <text:list-item>
          <text:p text:style-name="P35">Composition and Integration of the Canon</text:p>
          <text:list>
            <text:list-item>
              <text:p text:style-name="P35">Torah</text:p>
            </text:list-item>
            <text:list-item>
              <text:p text:style-name="P35">Prophets and Writings added later</text:p>
            </text:list-item>
          </text:list>
        </text:list-item>
        <text:list-item>
          <text:p text:style-name="P35">Captivity and the Messianic Hope</text:p>
          <text:list>
            <text:list-item>
              <text:p text:style-name="P35">Apocalyptic Expectation<text:line-break/>Cite examples of apocalyptic literature, including Daniel and the Sibylline Oracles</text:p>
            </text:list-item>
            <text:list-item>
              <text:p text:style-name="P35">Son of David<text:line-break/>Messianic discussions in the Talmud</text:p>
            </text:list-item>
            <text:list-item>
              <text:p text:style-name="P35">Rabbinic Midrash <text:line-break/>A form of inspirational textual exposition</text:p>
            </text:list-item>
          </text:list>
        </text:list-item>
      </text:list>
      <text:p text:style-name="Standard">Part 3<text:line-break/>Yeshua as Rosh Galut</text:p>
      <text:p text:style-name="Standard">Summarize Gospel accounts as the appearance of the rightful heir to the Davidic throne. Cite genealogies and highlight citations of Tanakh texts that tie him in with David.</text:p>
      <text:list xml:id="list8383817420583303793" text:style-name="L2">
        <text:list-item>
          <text:p text:style-name="P36">Davidic bloodline</text:p>
        </text:list-item>
        <text:list-item>
          <text:p text:style-name="P36">Incorporates Monarchy and Priesthood</text:p>
        </text:list-item>
        <text:list-item>
          <text:p text:style-name="P36">Yeshua as Sage, comparable to Shlomo</text:p>
        </text:list-item>
      </text:list>
      <text:p text:style-name="Standard"><text:soft-page-break/>Part 4<text:line-break/>Treatment of Hebrews</text:p>
      <text:list xml:id="list2203713002009569944" text:style-name="L3">
        <text:list-item>
          <text:p text:style-name="P37">Occasion for Writing of Hebrews</text:p>
          <text:list>
            <text:list-item>
              <text:p text:style-name="P37">Failed Monarchy</text:p>
            </text:list-item>
            <text:list-item>
              <text:p text:style-name="P37">Failed Priesthood</text:p>
            </text:list-item>
            <text:list-item>
              <text:p text:style-name="P37">Apparent Failure of Yeshua</text:p>
            </text:list-item>
            <text:list-item>
              <text:p text:style-name="P37">The Destruction of Jerusalem and the Temple</text:p>
            </text:list-item>
            <text:list-item>
              <text:p text:style-name="P37">Purpose of Hebrews<text:line-break/>To encourage the readers in light of the apparent failure of all their Messianic Hopes.</text:p>
            </text:list-item>
          </text:list>
        </text:list-item>
        <text:list-item>
          <text:p text:style-name="P37">Outline of Hebrews</text:p>
          <text:list>
            <text:list-item>
              <text:p text:style-name="P37">1:1—10:34<text:line-break/>Yeshua qualified to succeed David as king and priest.</text:p>
              <text:list>
                <text:list-item>
                  <text:p text:style-name="P37">As Literal Heir</text:p>
                </text:list-item>
                <text:list-item>
                  <text:p text:style-name="P37">As Literal Human Being</text:p>
                </text:list-item>
                <text:list-item>
                  <text:p text:style-name="P37">As Deliverer Like Moshe</text:p>
                </text:list-item>
              </text:list>
            </text:list-item>
            <text:list-item>
              <text:p text:style-name="P37">B. 10:35—13:25<text:line-break/>Encouragement to maintain through this period of trial, when the expectation seems to be failing... just like all those who endured trials in previous generations.</text:p>
            </text:list-item>
          </text:list>
        </text:list-item>
      </text:list>
      <text:p text:style-name="P42">Forward</text:p>
      <text:p text:style-name="P13"/>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3">And so, I have periodically re-read Hebrews, seeking to understand it from the author's own point of view. I hoped that I would someday find the interpretive key that would allow me to glean from the book a con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text:soft-page-break/>and “The Shepherd of Hermas”. Then, I began to notice a couple of puns embedded in the epistle. Finally, I 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3"/>
      <text:p text:style-name="P41">Introduction</text:p>
      <text:p text:style-name="P13"/>
      <text:h text:style-name="Heading_20_1" text:outline-level="1">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2886296618262339235" text:style-name="L4">
        <text:list-item>
          <text:p text:style-name="P22">the divine nature of the Messiah;</text:p>
        </text:list-item>
        <text:list-item>
          <text:p text:style-name="P22">the annulment of the Torah;</text:p>
        </text:list-item>
        <text:list-item>
          <text:p text:style-name="P22">the replacement of the Temple in Jerusalem by an invisible worship center located in Heaven;</text:p>
        </text:list-item>
        <text:list-item>
          <text:p text:style-name="P22">the replacement of the Levitical priesthood by a new and different class of priesthood, based upon Melchizedek, rather than Levi;</text:p>
        </text:list-item>
        <text:list-item>
          <text:p text:style-name="P22">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superiority of one's existing position, then they are easily absorbed without question. We accept everything in a woodenly literal manner, even when that same material, in any other setting would be readily identified as fanciful, or metaphorical.</text:p>
      <text:p text:style-name="Text_20_body"><text:soft-page-break/>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context. Any single verse quoted from Hebrews in order to defend a view is likely to be an example of cherry-picking at its worst.</text:p>
      <text:h text:style-name="Heading_20_1" text:outline-level="1">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text:soft-page-break/>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An excellent illustration of rabbinic-style <text:span text:style-name="T2">midrash</text:span> can be found in the Gospels, which record Yeshua telling stories about farmers, fishermen, 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text:soft-page-break/>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1">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with his “God DNA”, replaces every Torah-based institution, including the priesthood and the sacrificial system. The last few concluding 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3"/>
      <text:p text:style-name="P43">Part 1</text:p>
      <text:p text:style-name="Subtitle">Historical Review</text:p>
      <text:h text:style-name="Heading_20_1" text:outline-level="1">Where Do I Begin?</text:h>
      <text:p text:style-name="Text_20_body">There is an old song from the 1970's, called, “Love Story”. The opening line is relevant to our present discussion. In it, the performer asks his audience the question,</text:p>
      <text:p text:style-name="P21">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3569291769370284504" text:style-name="L5">
        <text:list-item>
          <text:p text:style-name="P23">The superiority of Yeshua, and his supersedence over all aspects of religious Judaism;</text:p>
        </text:list-item>
        <text:list-item>
          <text:p text:style-name="P23">His priesthood is greater than Levi;</text:p>
        </text:list-item>
        <text:list-item>
          <text:p text:style-name="P23">His sacrifice is greater than those offered by Levi;</text:p>
        </text:list-item>
        <text:list-item>
          <text:p text:style-name="P23">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Hebrews. We must ask where the story began, where the story led, and where the story can be expected to conclude. </text:p>
      <text:h text:style-name="Heading_20_2" text:outline-level="2"><text:soft-page-break/>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4766919289528124503" text:style-name="L6">
        <text:list-item>
          <text:p text:style-name="P24">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24">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text:soft-page-break/>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1">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119205157140105070" text:style-name="L7">
        <text:list-item>
          <text:p text:style-name="P26">The Call of Abraham</text:p>
          <text:p text:style-name="P25"><text:soft-page-break/>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26">Giving of Torah </text:p>
          <text:p text:style-name="P25">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25">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26">David Hamelech</text:p>
          <text:p text:style-name="P25">As Israel grew in the Land, they came to desire a King of the same sort as the kings of all the other nations. They were not satisfied to have Hashem, the unseen God of Israel, as their king. So, after the fitful start with Saul, David ascended to the throne.</text:p>
          <text:p text:style-name="P25">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25">Throughout his reign as king of Israel, David set the gold standard for a number of key elements which would forever leave their <text:soft-page-break/>impact on the Israeli view of their monarch. Of these, two stand out as the most significant:</text:p>
        </text:list-item>
      </text:list>
      <text:list xml:id="list7237781233267485607" text:style-name="L8">
        <text:list-item>
          <text:list>
            <text:list-item>
              <text:p text:style-name="P27">Davidic Covenant</text:p>
            </text:list-item>
            <text:list-item>
              <text:p text:style-name="P27">David as Prototypical Priest/King</text:p>
            </text:list-item>
          </text:list>
        </text:list-item>
      </text:list>
      <text:list xml:id="list25513980" text:continue-list="list119205157140105070" text:style-name="L7">
        <text:list-header>
          <text:p text:style-name="P25">Keep in mind that, as subsequent events played out in the drama of Israel's existence, those who were aware of this Davidic template kept careful watch over the Davidic line, and continued to long for the restoration of David's glory as part of the renewed elevation of Israel to a place of noble status among the nations.</text:p>
          <text:p text:style-name="P25">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26">Divided Monarchy</text:p>
          <text:p text:style-name="P25">Once the great King David departed this world, his son took his place on the throne of Israel. During Solomon's reign, the expansion of Israel's <text:s/>economy and political influence continued. But once Solomon passed away, the kingdom immediately began to suffer internal turmoil and dissolution.</text:p>
          <text:p text:style-name="P25">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25">Thus was born the “Divided Monarchy”. Jereboam took with him the lion's share of the Israeli nation, in terms of both population and real estate. He also took with him the national identification--”Israel”. Reheboam, based in the region of Judah, <text:soft-page-break/>kept with him Judah, Benjamin, and some of the Levites. This Southern Kingdom was then designated, “Judah”.</text:p>
          <text:p text:style-name="P25">There are two imporant points that need to be kept in the fore of our thinking about this national split:</text:p>
          <text:list>
            <text:list-item>
              <text:p text:style-name="P25">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25">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26">Assyrian Captivity</text:p>
          <text:p text:style-name="P25">After the successful reign of David's son, Solomon, the nation of Israel was split into two parts. Because the Northern Kingdom <text:s/>consisted of the majority population, it retained the name “Israel”, while the Southern Kingdom took the name, “Judah”, named after the tribe from whom the king was selected.</text:p>
          <text:p text:style-name="P25">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26">Babylonian Exile</text:p>
          <text:p text:style-name="P25">Unfortunately, the Southern Kingdom had its own issues, which eventually lead to its dissolution. However, they were preserved in captivity by the promises Hashem gave to David, and by their dedication to the House of David. Hashem used this coherence as <text:soft-page-break/>the centerpiece for the national regathering and return to the Land. We find this explicitly explained in Ezekiel 37.</text:p>
          <text:p text:style-name="P25">While in exile, the sages of Israel worked hard at discerning what constituted the failure of Israel, and how to rectify that failure. </text:p>
          <text:p text:style-name="P25">Along the way, they also considered how to identify the Davidic heir who would restore Israel from exile. This is why the term “Son of David” is synonymous with “Messiah”. This theme is also the theme of Hebrews, where the first order of business is identifying the answer to the question. “What is the purpose and function of the Messiah?”</text:p>
        </text:list-item>
        <text:list-item>
          <text:p text:style-name="P34">Return from Exile</text:p>
          <text:p text:style-name="P26">The Babylonian empire was overtaken by the Medo-Persian Empire, under Cyrus the Persian. Cyrus allowed the Jews in his empire to return home, if they so desired. As a result, many Jews chose to remain in the Euphrates region, where popular Jewish schools, ccalled “yeshivot”, had been established.</text:p>
          <text:p text:style-name="P25">Dedication to the lineage of David allowed the Jewish remnant to quickly identify Zerubabbel as the rightful heir to the throne who would oversee the return of Israel to their home land. </text:p>
          <text:p text:style-name="P26">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26">Yeshua</text:p>
          <text:p text:style-name="P25">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text:soft-page-break/>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3">With this brief historical review in mind, it becomes clear that the concept of “Messiah” in Jewish thought cannot be divorced from the restoration of Israel and the primacy of the Israeli empire over all the nations of the world.</text:p>
      <text:p text:style-name="P13">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44">Part 2</text:p>
      <text:p text:style-name="P19">Canon and Commentary</text:p>
      <text:h text:style-name="Heading_20_1" text:outline-level="1">What Was the Question?</text:h>
      <text:p text:style-name="Standard">Part 2<text:tab/>Canon and Commentary<text:line-break/><text:tab/>A review of the literary development during the period from Moshe to Ezra.</text:p>
      <text:list xml:id="list25528559" text:continue-list="list3919324099196291622" text:style-name="L1">
        <text:list-item>
          <text:p text:style-name="P35">Composition and Integration of the Canon</text:p>
          <text:list>
            <text:list-item>
              <text:p text:style-name="P35">Torah</text:p>
            </text:list-item>
            <text:list-item>
              <text:p text:style-name="P35">Prophets and Writings added later</text:p>
            </text:list-item>
          </text:list>
        </text:list-item>
        <text:list-item>
          <text:p text:style-name="P35">Captivity and the Messianic Hope</text:p>
          <text:list>
            <text:list-item>
              <text:p text:style-name="P35">Apocalyptic Expectation<text:line-break/>Cite examples of apocalyptic literature, including Daniel and the Sibylline Oracles</text:p>
            </text:list-item>
            <text:list-item>
              <text:p text:style-name="P35">Son of David<text:line-break/>Messianic discussions in the Talmud</text:p>
            </text:list-item>
          </text:list>
        </text:list-item>
      </text:list>
      <text:p text:style-name="Text_20_body">Rabbinic Midrash <text:line-break/>A form of inspirational textual exposition</text:p>
      <text:p text:style-name="Text_20_body"/>
      <text:p text:style-name="Text_20_body">Do you ever wonder why people wrote things down in ancient times? Writing then wasn't like it is today. These days, if you want to write something down, you go find a scrap of paper or maybe even a full sheet, grab a handy-dandy ballpoint point pen, and write to your heart's content. The tools for writing everything, from directions, to shopping lists, to and entire book are all cheap and readily available. We have made the process of writing trivial.</text:p>
      <text:p text:style-name="Text_20_body">But this wasn't always so. In ancient times, preparing writing materials was difficult and laborious. Whether you were using plant-based papyrus, or <text:soft-page-break/>leather-based parchment, preparing the writing surface was lengthy and laborious, taking several days to create any substantial amount of userful material. Then, once you had sufficient writing material, it was necessary to make or purchase expensive inks, based on various solvents and dyes, some of which were quite precious.</text:p>
      <text:p text:style-name="Text_20_body">So, when people took the time and expense to put material to +++++</text:p>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154197456667447978" text:style-name="L9">
        <text:list-item>
          <text:p text:style-name="P30">Established centers of Jewish learning and self-governance, providing a core infrastructure around which the nation could gather. Today, we call these bodies “yeshivot” and “Jewish community centers”.</text:p>
        </text:list-item>
        <text:list-item>
          <text:p text:style-name="P30">Approved the inspired status of the prophetic writings as they were created.</text:p>
        </text:list-item>
        <text:list-item>
          <text:p text:style-name="P30">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30">Set in place the entire concept of a messianic office, as the ultimate inheritor of David's throne. The discussion that led to the definition of such a role is found throughout the Talmud, especially in b. Mas. Sanhedrin 72-103.</text:p>
        </text:list-item>
      </text:list>
      <text:p text:style-name="Text_20_body"><text:soft-page-break/>Upon finding themselves exiled to the land of Babylonia, the leadership class of the Judean population recognized they were facing a severe problem. They had obviously been cast out of the Land of Israel as a result of failing to abide by the terms of the covenant with Adonai, God of the Hebrews. </text:p>
      <text:p text:style-name="Text_20_body">The question was, “How to correct that situation?”</text:p>
      <text:p text:style-name="Text_20_body">This was the point at which Jewish identity and culture became synonymous with the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6155980116720259634" text:style-name="L10">
        <text:list-item>
          <text:p text:style-name="P28">Read Torah.</text:p>
        </text:list-item>
        <text:list-item>
          <text:p text:style-name="P28">Learn Torah.</text:p>
        </text:list-item>
        <text:list-item>
          <text:p text:style-name="P28">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f the people of Israel, we have to be sure we have a clear understanding of what that means. How do we carry out the commandments? Can we standardize them in such a manner that everyone knows how to implement them, and know they are doing what Hashem desires?</text:p>
      <text:h text:style-name="Heading_20_1" text:outline-level="1">The Mishna</text:h>
      <text:p text:style-name="P13">Thus began the conversation that eventually was compiled into the text we know as the Mishna. As the early sages discussed the meaning and <text:soft-page-break/>interpretation of the Torah texts, their conversation became standardized and preserved, in a manner similar to a courtroom transcript. Once standardized, this discussion would be consciously passed on to students through a process of rote memorization. This is, in fact, the very meaning of the “mishna”—“repetition”. </text:p>
      <text:p text:style-name="P13">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lead to the national exiles in Assyria and Babylonia. Devarim/Deuteronomy 30 promised that national repentance while in exile would lead to the restoration of Israel to the Land of Israel. </text:p>
      <text:p text:style-name="P13">But one has to know the laws before one can keep them.</text:p>
      <text:h text:style-name="Heading_20_1" text:outline-level="1">The Gemara</text:h>
      <text:p text:style-name="P13">Far less of a legal code, and more like a record of an ongoing conversation, the Gemara contains the text of thousands of debates on topics relating to every commandment in the Torah. Serving as a commentary on the Mishna, the Gemara debates show that the sages of Israel were well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are working to reconcile conflicts between the earlier teachers.</text:p>
      <text:h text:style-name="Heading_20_1" text:outline-level="1">The Talmud</text:h>
      <text:p text:style-name="P13">Together, the Mishna and Gemara comprise the collection of 22 volumes known as the Talmud. The Talmud gives us the straightforward listing of mitzvot drawn from the Torah, as well as the commentary on those mitzvot <text:soft-page-break/>from later times. The purpose of all this commentary is to help the average Jew elevate his state of spiritual awareness and connect with Hashem through observance of the commandments.</text:p>
      <text:p text:style-name="P13"/>
      <text:p text:style-name="Title">Part 3</text:p>
      <text:p text:style-name="Subtitle">Events of the Second Temple Period</text:p>
      <text:p text:style-name="Text_20_body"/>
      <text:p text:style-name="Text_20_body"/>
      <text:p text:style-name="Text_20_body"/>
      <text:p text:style-name="Title">Part 4</text:p>
      <text:p text:style-name="Subtitle">The Question at Hand</text:p>
      <text:p text:style-name="Text_20_body"/>
      <text:p text:style-name="Text_20_body"/>
      <text:p text:style-name="Title">Hebrews in <text:line-break/>Rabbinic Relief</text:p>
      <text:p text:style-name="Subtitle">Mashiach, the Son of God</text:p>
      <text:p text:style-name="Text_20_body">Now that we have reviewed the historical and literary background to Hebrews, we are equipped to review the actual text of the letter. In essence, we will be looking at the material in terms of a series of midrashim, relatively short vignettes designed to encourage the followers of Yeshua after the destruction of the Jerusalem Temple.</text:p>
      <text:p text:style-name="Text_20_body">As a group, their greatest concern would have been how to continue in the face of impending doom. They had thought that Yeshua would bring about the ultimate regathering and restoration of Israel. They believed that his appearance in the first part of the century was supposed to usher in the renewed Davidic monarchy, and oversee the re-establishment of the true Levitical priesthood. Instead, they saw the candidate-king crucified, and the Roman overrun and destruction of the Temple. Now, with nowhere to go, this forlorn band of refugees no doubt felt they had been left as orphans in a world where non-followers of Yeshua were in the process of consolidating power at Yavneh, and Gentile followers of Yeshua were in the process of establishing a theology based on the replacement of Israel.</text:p>
      <text:p text:style-name="Text_20_body">This scenario called for a response from Messianic leaders—a response that would answer the open questions while encouraging the readers not to lose heart in a time of extreme distress. As a result, we find Hebrews to be a collection of metaphors, linking Yeshua to the kingship, the priesthood, and the Temple, and concluding with an exhortation not to lose heart.</text:p>
      <text:h text:style-name="Heading_20_1" text:outline-level="1">Introduction</text:h>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text:soft-page-break/>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Quotation">(Hebrews 1:1-4)</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7530717801248142128" text:style-name="L11">
        <text:list-item>
          <text:p text:style-name="P32">Political</text:p>
          <text:p text:style-name="P31">First, those who knew Yeshua during his lifetime had expected him to take the throne of Israel right away. He came offering 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31">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32">Religious</text:p>
          <text:p text:style-name="P31"><text:soft-page-break/>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31">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text:soft-page-break/>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Like the Besorah (“Gospel”) of Yochanon, the author of Hebrews begins his depiction of Messiah's career with the primitive past. He goes back 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text:soft-page-break/>which depict the holder of the Davidic throne, whoever he may be, as possessing exalted titles and vast authority. The power lies in the office, not the person.</text:p>
      <text:h text:style-name="Heading_20_1" text:outline-level="1">Midrash 1</text:h>
      <text:h text:style-name="Heading_20_2" text:outline-level="2">The Davidic Heir Is Greater than Angels</text:h>
      <text:p text:style-name="Text_20_body"><text:span text:style-name="T1">(5) </text:span>For to which of the angels did God ever say,</text:p>
      <text:p text:style-name="Quotation">"You are my Son; today I have become your Father"?<text:note text:id="ftn13" text:note-class="footnote"><text:note-citation>13</text:note-citation><text:note-body><text:p text:style-name="Footnote">Tehillim/Psalms 2:7</text:p></text:note-body></text:note></text:p>
      <text:p text:style-name="Text_20_body">Also, God never said of any angel, </text:p>
      <text:p text:style-name="Quotation">"I will be his Father, and he will be my Son."<text:note text:id="ftn14" text:note-class="footnote"><text:note-citation>14</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5" text:note-class="footnote"><text:note-citation>15</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6" text:note-class="footnote"><text:note-citation>16</text:note-citation><text:note-body><text:p text:style-name="Footnote">Midrash Bereishit Rabbah 1:3</text:p></text:note-body></text:note> and his servants fiery flames";<text:note text:id="ftn17" text:note-class="footnote"><text:note-citation>17</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18" text:note-class="footnote"><text:note-citation>18</text:note-citation><text:note-body><text:p text:style-name="Footnote">Tehillim/Psalms 45:6,7</text:p></text:note-body></text:note></text:p>
      <text:p text:style-name="Text_20_body"><text:span text:style-name="T1">(10) </text:span>and,</text:p>
      <text:p text:style-name="Quotation"><text:soft-page-break/>"In the beginning, Adonai, you laid the foundations of the earth; heaven is the work of your hands.<text:span text:style-name="T1"> (11) </text:span>They will vanish, but you will remain; like clothing, they will all grow old;<text:span text:style-name="T1"> (12) </text:span>and you will fold them up like a coat. Yes, they will be changed like clothing, but you remain the same, your years will never end."<text:note text:id="ftn19" text:note-class="footnote"><text:note-citation>19</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0" text:note-class="footnote"><text:note-citation>20</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1" text:outline-level="1">Midrash 2</text:h>
      <text:h text:style-name="Heading_20_2" text:outline-level="2">The Adamic Heir Is Greater than Angels</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text:soft-page-break/>crowned him with glory and honor,<text:span text:style-name="T1"> (8) </text:span>you put everything in subjection under his feet."<text:note text:id="ftn21" text:note-class="footnote"><text:note-citation>21</text:note-citation><text:note-body><text:p text:style-name="Footnote">Tehillim/Psalms 8:4-6</text:p></text:note-body></text:note></text:p>
      <text:p text:style-name="Text_20_body">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2" text:note-class="footnote"><text:note-citation>22</text:note-citation><text:note-body><text:p text:style-name="Footnote">Tehillim/Psalms 22:22</text:p></text:note-body></text:note></text:p>
      <text:p text:style-name="Text_20_body"><text:span text:style-name="T1">(13) </text:span>Also, </text:p>
      <text:p text:style-name="Quotation">"I will put my trust in him, . . ."<text:note text:id="ftn23" text:note-class="footnote"><text:note-citation>23</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4" text:note-class="footnote"><text:note-citation>24</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of <text:soft-page-break/>God, making a kapparah for the sins of the people.<text:span text:style-name="T1"> (18) </text:span>For since he himself suffered death when he was put to the test, he is able to help those who are being tested now.</text:p>
      <text:h text:style-name="Heading_20_1" text:outline-level="1">Midrash 3</text:h>
      <text:h text:style-name="Heading_20_2" text:outline-level="2">The Heir Is Mashiach Greater than the Servant</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5" text:note-class="footnote"><text:note-citation>25</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2" text:outline-level="2">Exhortation—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hings';<text:span text:style-name="T1"> (11) </text:span>in my anger, I swore that they would not enter my rest."<text:note text:id="ftn26" text:note-class="footnote"><text:note-citation>26</text:note-citation><text:note-body><text:p text:style-name="Footnote">Tehillim/Psalms 95:7b-11</text:p></text:note-body></text:note></text:p>
      <text:p text:style-name="Text_20_body"><text:soft-page-break/><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7" text:note-class="footnote"><text:note-citation>27</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28" text:note-class="footnote"><text:note-citation>28</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29" text:note-class="footnote"><text:note-citation>29</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And God rested on the seventh day from all his works."<text:note text:id="ftn30" text:note-class="footnote"><text:note-citation>30</text:note-citation><text:note-body><text:p text:style-name="Footnote">Bereisheet 2:2,3; Shemot/Exodus 31:17</text:p></text:note-body></text:note></text:p>
      <text:p text:style-name="Text_20_body"><text:span text:style-name="T1">(5) </text:span>And once more, our present text says, </text:p>
      <text:p text:style-name="Quotation"><text:soft-page-break/>"They will not enter my rest."<text:note text:id="ftn31" text:note-class="footnote"><text:note-citation>31</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2" text:note-class="footnote"><text:note-citation>32</text:note-citation><text:note-body><text:p text:style-name="Footnote">Tehillim/Psalms 95:7,8</text:p></text:note-body></text:note></text:p>
      <text:p text:style-name="Text_20_body"><text:span text:style-name="T1">(8) </text:span>For if <text:span text:style-name="T2">Y'hoshua</text:span><text:span text:style-name="T2"><text:note text:id="ftn33" text:note-class="footnote"><text:note-citation>33</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text:span><text:span text:style-name="T1">(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1" text:outline-level="1">Midrash 5</text:h>
      <text:h text:style-name="Heading_20_2" text:outline-level="2">Torah and the Priesthoods</text:h>
      <text:p text:style-name="Quotation"><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Quotation"><text:span text:style-name="T1">(14) </text:span>Therefore, since we have a great <text:span text:style-name="T2">cohen gadol</text:span> who has passed through to the highest heaven, Yeshua, the Son of God, let us hold firmly to what we acknowledge as true.<text:span text:style-name="T1"> (15) </text:span>For we do not have a cohen gadol unable to empathize with our weaknesses; since in every respect he was tempted just as we are, the only difference being that he did not sin.<text:span text:style-name="T1"> </text:span><text:span text:style-name="T1">(16) </text:span>Therefore, let us confidently approach <text:soft-page-break/>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4" text:note-class="footnote"><text:note-citation>34</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5" text:note-class="footnote"><text:note-citation>35</text:note-citation><text:note-body><text:p text:style-name="Footnote">Tehillim/Psalms 2:7; Shmuel Bet/Second Samuel 7:14</text:p></text:note-body></text:note></text:p>
      <text:p text:style-name="Quotation"><text:span text:style-name="T1">(6) </text:span>Also, as he says in another place, </text:p>
      <text:p text:style-name="Quotation">"You are a cohen forever, to be compared with Malki-Tzedek."<text:note text:id="ftn36" text:note-class="footnote"><text:note-citation>36</text:note-citation><text:note-body><text:p text:style-name="Footnote">Tehillim/Psalms 110:4</text:p></text:note-body></text:note></text:p>
      <text:p text:style-name="Quotation"><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pan text:style-name="T3">“a cohen gadol to be compared with Malki-Tzedek.”</text:span><text:span text:style-name="T3"><text:note text:id="ftn37" text:note-class="footnote"><text:note-citation>37</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although by this time you ought to be teachers, you need someone to teach you the very first principles of God's <text:soft-page-break/>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Quotation"><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text:soft-page-break/>"I will certainly bless you, and I will certainly give you many descendants";<text:note text:id="ftn38" text:note-class="footnote"><text:note-citation>38</text:note-citation><text:note-body><text:p text:style-name="Footnote">Bereisheet/Genesis 12:1-3; 22:16,17</text:p></text:note-body></text:note></text:p>
      <text:p text:style-name="Quotation"><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kings and blessed him;<text:span text:style-name="T1"> (2) </text:span>also Avraham gave him a tenth of everything.<text:note text:id="ftn39" text:note-class="footnote"><text:note-citation>39</text:note-citation><text:note-body><text:p text:style-name="Footnote">Bereisheet/Genesis 14:17-20</text:p></text:note-body></text:note> </text:p>
      <text:p text:style-name="Quotation">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Quotation"><text:span text:style-name="T1">(4) </text:span>Just think how great he was! Even the Patriarch Avraham gave him a tenth of the choicest spoils.<text:span text:style-name="T1"> </text:span></text:p>
      <text:p text:style-name="Quotation"><text:span text:style-name="T1">(5) </text:span>Now the descendants of Levi who became cohanim have a commandment in the Torah to take a tenth of the income of the people, that is, from their own brothers, despite the fact that they too are descended from <text:soft-page-break/>Avraham.<text:span text:style-name="T1"> (6) </text:span>But Malki-Tzedek, even though he was not descended from Levi, took a tenth from Avraham. </text:p>
      <text:p text:style-name="Quotation">Also, he blessed Avraham, the man who received God's promises;<text:span text:style-name="T1"> (7) </text:span>and it is beyond all dispute that the one who blesses has higher status than the one who receives the blessing.<text:span text:style-name="T1"> </text:span></text:p>
      <text:p text:style-name="Quotation"><text:span text:style-name="T1">(8) </text:span>Moreover, in the case of the cohanim, the tenth is received by men who die; while in the case of Malki-Tzedek, it is received by someone who is testified to be still alive.<text:span text:style-name="T1"> (9) </text:span>One might go even further and say that Levi, who himself receives tenths, paid a tenth through Avraham;<text:span text:style-name="T1"> (10) </text:span>inasmuch as he was still in his ancestor Avraham's body when Malki-Tzedek met him.<text:span text:style-name="T1"> </text:span></text:p>
      <text:p text:style-name="Quotation"><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Quotation"><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0" text:note-class="footnote"><text:note-citation>40</text:note-citation><text:note-body><text:p text:style-name="Footnote">Tehillim/Psalms 110:4</text:p></text:note-body></text:note></text:p>
      <text:p text:style-name="Quotation"><text:soft-page-break/><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41" text:note-class="footnote"><text:note-citation>41</text:note-citation><text:note-body><text:p text:style-name="Footnote">Tehillim/Psalms 110:4</text:p></text:note-body></text:note></text:p>
      <text:p text:style-name="Quotation"><text:span text:style-name="T1">(22) </text:span>Also this shows how much better is the covenant of which Yeshua has become guarantor.<text:span text:style-name="T1"> (23) </text:span>Moreover, the present cohanim are many in number, because they are prevented by death from continuing in office.<text:span text:style-name="T1"> (24) </text:span>But because he lives forever, his position as cohen does not pass on to someone else;<text:span text:style-name="T1"> (25) </text:span>and consequently, he is totally able to deliver those who approach God through him; since he is alive forever and thus forever able to intercede on their behalf.<text:span text:style-name="T1"> </text:span></text:p>
      <text:p text:style-name="Quotation"><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Quotation"><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xt:soft-page-break/>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Quotation"><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2" text:note-class="footnote"><text:note-citation>42</text:note-citation><text:note-body><text:p text:style-name="Footnote">Shemot/Exodus 25:40; 26:30; 27:8</text:p></text:note-body></text:note></text:span></text:p>
      <text:p text:style-name="Quotation"><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been no need for a second one.<text:span text:style-name="T1"> (8) </text:span>For God does find fault with the people when he says, </text:p>
      <text:p text:style-name="Quotation">“'See! The days are coming,' says Adonai, 'when I will establish over the house of Isra'el and over the house of Y'hudah a new covenant.<text:span text:style-name="T1"> </text:span></text:p>
      <text:p text:style-name="Quotation"><text:span text:style-name="T1">(9) “'</text:span>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For this is the covenant which I will make with the house of Isra'el after those days,' says Adonai: 'I will put my Torah in their minds and write it on their hearts; I will be their God, and they will be my people.</text:p>
      <text:p text:style-name="Quotation"><text:span text:style-name="T1">(11) “'</text:span>None of them will teach his fellow-citizen or his brother, saying, "Know Adonai!" For all will know me, from <text:soft-page-break/>the least of them to the greatest,<text:span text:style-name="T1"> (12) </text:span>because I will be merciful toward their wickednesses and remember their sins no more.' "<text:note text:id="ftn43" text:note-class="footnote"><text:note-citation>43</text:note-citation><text:note-body><text:p text:style-name="Footnote">Yirmeyahu/Jeremiah 31:31-34</text:p></text:note-body></text:note></text:p>
      <text:p text:style-name="Quotation"><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Quotation"><text:span text:style-name="T3">(9:1)</text:span><text:span text:style-name="T4"> </text:span>Now the first covenant had both regulations for worship and a Holy Place here on earth.<text:span text:style-name="T1"> (2) </text:span>A tent was set up, the outer one, which was called the Holy Place; in it were the menorah, the table and the Bread of the Presence.<text:note text:id="ftn44" text:note-class="footnote"><text:note-citation>44</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5" text:note-class="footnote"><text:note-citation>45</text:note-citation><text:note-body><text:p text:style-name="Footnote">Shemot/Exodus 30:10</text:p></text:note-body></text:note><text:span text:style-name="T1"> </text:span></text:p>
      <text:p text:style-name="Quotation"><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text:soft-page-break/>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clean persons with the blood of goats and bulls and the ashes of a heifer restores their outward purity;<text:note text:id="ftn46" text:note-class="footnote"><text:note-citation>46</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he promised eternal inheritance.<text:span text:style-name="T1"> (16) </text:span>For where there is a will, there must necessarily be produced evidence of its 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7" text:note-class="footnote"><text:note-citation>47</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oft-page-break/><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Quotation"><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48" text:note-class="footnote"><text:note-citation>48</text:note-citation><text:note-body><text:p text:style-name="Footnote">Tehillim/Psalms 40:6-8; (cf. Shmuel Alef/First Samuel 15:22)</text:p></text:note-body></text:note></text:p>
      <text:p text:style-name="Quotation"><text:span text:style-name="T1">(8) </text:span>In saying first, </text:p>
      <text:p text:style-name="Quotation"><text:soft-page-break/>"You neither willed nor were pleased with animal sacrifices, meal offerings, burnt offerings and sin offerings,"<text:note text:id="ftn49" text:note-class="footnote"><text:note-citation>49</text:note-citation><text:note-body><text:p text:style-name="Footnote">Tehillim/Psalms 40:6</text:p></text:note-body></text:note></text:p>
      <text:p text:style-name="Quotation">things which are offered in accordance with the Torah;<text:span text:style-name="T1"> (9) </text:span>and then, </text:p>
      <text:p text:style-name="Quotation">"Look, I have come to do your will";<text:note text:id="ftn50" text:note-class="footnote"><text:note-citation>50</text:note-citation><text:note-body><text:p text:style-name="Footnote">Tehillim/Psalms 40:8</text:p></text:note-body></text:note></text:p>
      <text:p text:style-name="Quotation">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Quotation"><text:span text:style-name="T1">(11) </text:span>Now every cohen stands every day doing his service, offering over and over the same sacrifices, which can never take away sins.<text:note text:id="ftn51" text:note-class="footnote"><text:note-citation>51</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2" text:note-class="footnote"><text:note-citation>52</text:note-citation><text:note-body><text:p text:style-name="Footnote">Tehillim/Psalms 110:1</text:p></text:note-body></text:note><text:span text:style-name="T1"> (14) </text:span>For by a single offering 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3" text:note-class="footnote"><text:note-citation>53</text:note-citation><text:note-body><text:p text:style-name="Footnote">Yirmeyahu/Jeremiah 31:33</text:p></text:note-body></text:note><text:span text:style-name="T1"> </text:span></text:p>
      <text:p text:style-name="Quotation"><text:span text:style-name="T1">(17) </text:span>he then adds, </text:p>
      <text:p text:style-name="Quotation">" 'And their sins and their wickednesses I will remember no more.' "<text:note text:id="ftn54" text:note-class="footnote"><text:note-citation>54</text:note-citation><text:note-body><text:p text:style-name="Footnote">Yirmeyahu/Jeremiah 31:34</text:p></text:note-body></text:note></text:p>
      <text:p text:style-name="Quotation"><text:soft-page-break/><text:span text:style-name="T1">(18) </text:span>Now where there is forgiveness for these, an offering for sins is no longer needed.<text:span text:style-name="T1"> (19) </text:span>So, brothers, we have confidence to use the way into the Holiest Place opened by the blood of Yeshua.<text:span text:style-name="T1"> </text:span><text:span text:style-name="T1">(20) </text:span>He inaugurated it for us as a new and living way through the parokhet, by means of his flesh.<text:span text:style-name="T1"> </text:span></text:p>
      <text:p text:style-name="Quotation"><text:span text:style-name="T1">(21) </text:span>We also have a great cohen <text:span text:style-name="T4">over God's household</text:span>.<text:note text:id="ftn55" text:note-class="footnote"><text:note-citation>55</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6" text:note-class="footnote"><text:note-citation>56</text:note-citation><text:note-body><text:p text:style-name="Footnote">Hebrews 3:7-4:11</text:p></text:note-body></text:note> for the One who made the promise is trustworthy.<text:span text:style-name="T1"> </text:span></text:p>
      <text:p text:style-name="Quotation"><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hat will consume the enemies.<text:note text:id="ftn57" text:note-class="footnote"><text:note-citation>57</text:note-citation><text:note-body><text:p text:style-name="Footnote">Yeshayahu/Isaiah 64:1,2</text:p></text:note-body></text:note><text:span text:style-name="T1"> (28) </text:span>Someone who disregards the Torah of Moshe is put to death without mercy on the word of two or three witnesses.<text:note text:id="ftn58" text:note-class="footnote"><text:note-citation>58</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text:soft-page-break/>"Vengeance is my responsibility; I will repay,"<text:note text:id="ftn59" text:note-class="footnote"><text:note-citation>59</text:note-citation><text:note-body><text:p text:style-name="Footnote">Devarim/Deuteronomy 32:41</text:p></text:note-body></text:note></text:p>
      <text:p text:style-name="Quotation">and then said, </text:p>
      <text:p text:style-name="Quotation">"Adonai will judge his people."<text:span text:style-name="T1"><text:note text:id="ftn60" text:note-class="footnote"><text:note-citation>60</text:note-citation><text:note-body><text:p text:style-name="Footnote">Devarim/Deuteronomy 32:35,36</text:p></text:note-body></text:note></text:span></text:p>
      <text:p text:style-name="Quotation"><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1" text:note-class="footnote"><text:note-citation>61</text:note-citation><text:note-body><text:p text:style-name="Footnote">Habakkuk 2:3,4</text:p></text:note-body></text:note></text:p>
      <text:h text:style-name="Heading_20_2" text:outline-level="2">Be “the House” (3:6)</text:h>
      <text:p text:style-name="Quotation">(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2"><text:soft-page-break/>Creation</text:h>
      <text:p text:style-name="Quotation"><text:span text:style-name="T1">(3) </text:span>By trusting, we understand that the universe was created through a spoken word of God,<text:note text:id="ftn62" text:note-class="footnote"><text:note-citation>62</text:note-citation><text:note-body><text:p text:style-name="Footnote">Bereisheet/Genesis 1:1</text:p></text:note-body></text:note> so that what is seen did not come into being out of existing phenomena.</text:p>
      <text:h text:style-name="Heading_20_2" text:outline-level="2">Hevel</text:h>
      <text:p text:style-name="Quotation"><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3" text:note-class="footnote"><text:note-citation>63</text:note-citation><text:note-body><text:p text:style-name="Footnote">Bereisheet/Genesis 4:1-10</text:p></text:note-body></text:note><text:span text:style-name="T1"> </text:span></text:p>
      <text:h text:style-name="Heading_20_2" text:outline-level="2">Hanokh</text:h>
      <text:p text:style-name="Quotation"><text:span text:style-name="T1">(5) </text:span>By trusting , Hanokh was taken away from this life without seeing death—</text:p>
      <text:p text:style-name="Quotation">"He was not to be found, because God took him away"<text:note text:id="ftn64" text:note-class="footnote"><text:note-citation>64</text:note-citation><text:note-body><text:p text:style-name="Footnote">Bereisheet/Genesis 5:24</text:p></text:note-body></text:note>—</text:p>
      <text:p text:style-name="Quotation">for he has been attested as having been, prior to being taken away, well pleasing to God.<text:span text:style-name="T1"> </text:span></text:p>
      <text:p text:style-name="Quotation"><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2">Noakh</text:h>
      <text:p text:style-name="Quotation"><text:span text:style-name="T1">(7) </text:span>By trusting, Noach, after receiving divine warning about things as yet unseen, was filled with holy fear and built an ark to save his household. Through this trusting, he put the world under condemnation and received the righteousness that comes from trusting.<text:span text:style-name="T1"> </text:span></text:p>
      <text:h text:style-name="Heading_20_2" text:outline-level="2"><text:soft-page-break/>Avraham</text:h>
      <text:h text:style-name="Heading_20_3" text:outline-level="3">The Call</text:h>
      <text:p text:style-name="Quotation"><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3">The Promised Seed</text:h>
      <text:p text:style-name="Quotation"><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2">Summary</text:h>
      <text:p text:style-name="Quotation"><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hey would have an opportunity to return;<text:span text:style-name="T1"> </text:span><text:span text:style-name="T1">(16) </text:span>but as it is, they aspire to a better fatherland, a heavenly one. This is why God is not ashamed to be called their God, for he has prepared for them a city.<text:span text:style-name="T1"> </text:span></text:p>
      <text:h text:style-name="Heading_20_2" text:outline-level="2"><text:soft-page-break/>More Avraham</text:h>
      <text:h text:style-name="Heading_20_3" text:outline-level="3">The Promised Seed, Part II</text:h>
      <text:p text:style-name="Quotation"><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5" text:note-class="footnote"><text:note-citation>65</text:note-citation><text:note-body><text:p text:style-name="Footnote">Bereisheet/Genesis 21:12</text:p></text:note-body></text:note></text:p>
      <text:p text:style-name="Quotation"><text:span text:style-name="T1">(19) </text:span>For he had concluded that God could even raise people from the dead! And, figuratively speaking, he did so receive him.<text:span text:style-name="T1"> </text:span></text:p>
      <text:h text:style-name="Heading_20_2" text:outline-level="2">Yitz'chak</text:h>
      <text:p text:style-name="Quotation"><text:span text:style-name="T1">(20) </text:span>By trusting, Yitz'chak, in his blessings over Ya`akov and Esav, made reference to events yet to come.<text:span text:style-name="T1"> </text:span></text:p>
      <text:h text:style-name="Heading_20_2" text:outline-level="2">Ya'akov</text:h>
      <text:p text:style-name="Quotation"><text:span text:style-name="T1">(21) </text:span>By trusting, Ya`akov, when he was dying, blessed each of Yosef's sons, leaning on his walking-stick as he bowed in prayer.<text:note text:id="ftn66" text:note-class="footnote"><text:note-citation>66</text:note-citation><text:note-body><text:p text:style-name="Footnote">Bereisheet/Genesis 47:31</text:p></text:note-body></text:note></text:p>
      <text:h text:style-name="Heading_20_2" text:outline-level="2">Yosef</text:h>
      <text:p text:style-name="Quotation"><text:span text:style-name="T1">(22) </text:span>By trusting, Yosef, near the end of his life, remembered about the Exodus of the people of Isra'el and gave instructions about what to do with his bones.</text:p>
      <text:h text:style-name="Heading_20_2" text:outline-level="2">Moshe's Parents</text:h>
      <text:p text:style-name="Quotation"><text:span text:style-name="T1">(23) </text:span>By trusting, the parents of Moshe hid him for three months after he was born, because they saw that he was a <text:soft-page-break/>beautiful child, and they weren't afraid of the king's decree.</text:p>
      <text:h text:style-name="Heading_20_2" text:outline-level="2">Moshe</text:h>
      <text:h text:style-name="Heading_20_3" text:outline-level="3">Identity</text:h>
      <text:p text:style-name="Quotation"><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3">Stepping Out from Pharaoh's House</text:h>
      <text:p text:style-name="Quotation"><text:span text:style-name="T1">(27) </text:span>By trusting, he left Egypt, not fearing the king's anger; he persevered as one who sees the unseen.<text:span text:style-name="T1"> </text:span></text:p>
      <text:h text:style-name="Heading_20_3" text:outline-level="3">The First Pesach</text:h>
      <text:p text:style-name="Quotation"><text:span text:style-name="T1">(28) </text:span>By trusting, he obeyed the requirements for the Pesach, including the smearing of the blood, so that the Destroyer of the firstborn would not touch the firstborn of Isra'el.</text:p>
      <text:h text:style-name="P39" text:outline-level="3">On the Run</text:h>
      <text:p text:style-name="Quotation"><text:span text:style-name="T1">(29) </text:span>By trusting, they walked through the Red Sea as through dry land; when the Egyptians tried to do it, the sea swallowed them up.</text:p>
      <text:h text:style-name="Heading_20_2" text:outline-level="2">Yericho</text:h>
      <text:p text:style-name="Quotation"><text:span text:style-name="T1">(30) </text:span>By trusting, the walls of Yericho fell down—after the people had marched around them for seven days.</text:p>
      <text:h text:style-name="Heading_20_2" text:outline-level="2"><text:soft-page-break/>Rachav</text:h>
      <text:p text:style-name="Quotation"><text:span text:style-name="T1">(31) </text:span>By trusting, Rachav the prostitute welcomed the spies and therefore did not die along with those who were disobedient.<text:span text:style-name="T1"> </text:span></text:p>
      <text:p text:style-name="Quotation"><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text:soft-page-break/>won't grow tired or become 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7" text:note-class="footnote"><text:note-citation>67</text:note-citation><text:note-body><text:p text:style-name="Footnote">Mishlei/Proverbs 3:11,12 (cf. Iyyov/Job 5:17)</text:p></text:note-body></text:note></text:p>
      <text:p text:style-name="Quotation"><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Quotation"><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68" text:note-class="footnote"><text:note-citation>68</text:note-citation><text:note-body><text:p text:style-name="Footnote">Yeshayahu/Isaiah 35:3</text:p></text:note-body></text:note></text:span><text:span text:style-name="T1"> (13) </text:span>and make a level path for your feet; so that what has been injured will not get wrenched out of joint but rather will be healed.<text:span text:style-name="T1"> (14) </text:span>Keep pursuing shalom with everyone and the holiness without which no one will see the Lord.<text:span text:style-name="T1"> </text:span></text:p>
      <text:p text:style-name="Quotation"><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text:soft-page-break/>blessing, he was rejected; indeed, even though he sought it with tears, his change of heart was to no avail.<text:span text:style-name="T1"> </text:span></text:p>
      <text:p text:style-name="Quotation"><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69" text:note-class="footnote"><text:note-citation>69</text:note-citation><text:note-body><text:p text:style-name="Footnote">Shemot/Exodus 19:12,13</text:p></text:note-body></text:note></text:p>
      <text:p text:style-name="Quotation"><text:span text:style-name="T1">(21) </text:span>and so terrifying was the sight that Moshe said, </text:p>
      <text:p text:style-name="Quotation">"I am quaking with dread."<text:note text:id="ftn70" text:note-class="footnote"><text:note-citation>70</text:note-citation><text:note-body><text:p text:style-name="Footnote">Deuteronomy 9:19</text:p></text:note-body></text:note></text:p>
      <text:p text:style-name="Quotation"><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Quotation"><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1" text:note-class="footnote"><text:note-citation>71</text:note-citation><text:note-body><text:p text:style-name="Footnote">Haggai 2:6</text:p></text:note-body></text:note></text:span></text:p>
      <text:p text:style-name="Quotation"><text:soft-page-break/><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Our God is a consuming fire!"<text:note text:id="ftn72" text:note-class="footnote"><text:note-citation>72</text:note-citation><text:note-body><text:p text:style-name="Footnote">Devarim/Deuteronomy 4:24 (cf. Devarim/Deuteronomy 9:3)</text:p></text:note-body></text:note></text:p>
      <text:p text:style-name="Quotation"><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3" text:note-class="footnote"><text:note-citation>73</text:note-citation><text:note-body><text:p text:style-name="Footnote">Devarim/Deuteronomy 31:6-8; Yehoshua/Joshua 1:5; Divrei Hayamim Alef/First Chronicles 28:20</text:p></text:note-body></text:note></text:p>
      <text:p text:style-name="Quotation"><text:span text:style-name="T1">(6) </text:span>Therefore, we say with confidence,</text:p>
      <text:p text:style-name="Quotation">"Adonai is my helper; I will not be afraid—what can a human being do to me?"<text:note text:id="ftn74" text:note-class="footnote"><text:note-citation>74</text:note-citation><text:note-body><text:p text:style-name="Footnote">Tehillim 27:1; 56:4,11; 118:6</text:p></text:note-body></text:note></text:p>
      <text:list xml:id="list4489973268966117485" text:style-name="L12">
        <text:list-item>
          <text:p text:style-name="P45">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text:soft-page-break/>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his is the natural product of lips that acknowledge his name.<text:span text:style-name="T1"> </text:span><text:span text:style-name="T1">(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
      <text:p text:style-name="Text_20_body"/>
      <text:p text:style-name="Title">Bibliography</text:p>
      <text:list xml:id="list2386559207761216807" text:style-name="L13">
        <text:list-item>
          <text:p text:style-name="P29">Brown, Raymond. <text:s/>The Message of Hebrews: Christ Above All. <text:s/>Downers Grove, IL: Inter-Varsity, 1982.</text:p>
        </text:list-item>
        <text:list-item>
          <text:p text:style-name="P29">Bruce, F.F. The Epistle to the Hebrews. <text:s/>Grand Rapids: Eerdmans, 1964.</text:p>
        </text:list-item>
        <text:list-item>
          <text:p text:style-name="P29">---. <text:s/>New Testament Development of Old Testament Themes. <text:s/>Grand Rapids, Eerdmans, 1968.</text:p>
        </text:list-item>
        <text:list-item>
          <text:p text:style-name="P29">Evans, Craig A. <text:s/>“The Function of the Old Testament in the New.” Introducing New Testament Interpretation. <text:s/>Grand Rapids: Baker, 1989.</text:p>
        </text:list-item>
        <text:list-item>
          <text:p text:style-name="P29">Hays, Richard B. <text:s/>Echoes of Scripture in the Letters of Paul. <text:s/>New Haven: Yale UP, 1989.</text:p>
        </text:list-item>
        <text:list-item>
          <text:p text:style-name="P29">Lane, William L. <text:s/>Word Biblical Commentary: Hebrews 1-8. <text:s/>Dallas: Word, 1991.</text:p>
        </text:list-item>
        <text:list-item>
          <text:p text:style-name="P29">Longenecker, Richard N. <text:s/>Biblical Exegesis in the Apostolic Period. Grand Rapids, Eerdmans, 1975, 1999.</text:p>
        </text:list-item>
        <text:list-item>
          <text:p text:style-name="P33">McKee, “Hebrews for the Practical Messianic”</text:p>
        </text:list-item>
        <text:list-item>
          <text:p text:style-name="P29">Moo, Douglas. <text:s/>“The Problem of Sensus Plenior.”</text:p>
        </text:list-item>
        <text:list-item>
          <text:p text:style-name="P29">Morris, Leon. <text:s/>“Hebrews.” <text:s/>The Expositor’s Bible Commentary. <text:s/>Ed. Frank E. Gaebelein. Grand Rapids: Zondervan, 1981.</text:p>
        </text:list-item>
        <text:list-item>
          <text:p text:style-name="P29">Newell, William R. <text:s/>Hebrews Verse-By-Verse. <text:s/>Grand Rapids: Kregel, 1995. <text:s/>Originally pub. Chicago: Moody, 1947.</text:p>
        </text:list-item>
        <text:list-item>
          <text:p text:style-name="P33">Trattner</text:p>
        </text:list-item>
        <text:list-item>
          <text:p text:style-name="P33">Hebrew Lexicon explaining terms for “covenant” versus “last will and testament”</text:p>
        </text:list-item>
      </text:list>
      <text:p text:style-name="P13"/>
      <text:p text:style-name="Title">Glossary</text:p>
      <text:p text:style-name="P13"><text:span text:style-name="T4">Hashem<text:line-break/></text:span><text:span text:style-name="T5">Literally, “The Name”; a euphemism employed by religious Jews to avoid direct pronunciation of the tetragrammaton, the four-letter name of God.</text:span></text:p>
      <text:p text:style-name="P13"><text:span text:style-name="T4">Yeshua<text:line-break/></text:span>The Aramaic name usually rendered as “Jesus” in our English Bibles and religious writings. We employ this version of his name in order to remind the reader of his Jewish culture and setting.</text:p>
      <text:p text:style-name="P13"/>
      <text:p text:style-name="Text_20_body"/>
      <text:p text:style-name="P17">Notes</text:p>
      <text:p text:style-name="Standard">McKee, footnote 1<text:line-break/>Excellent observation that Hebrews is a <text:span text:style-name="T4">LETTER</text:span><text:span text:style-name="T5"> rather than a </text:span><text:span text:style-name="T4">BOOK</text:span><text:span text:style-name="T5">.</text:span></text:p>
      <text:p text:style-name="Standard"><text:span text:style-name="T5">McKee, pg 1<text:line-break/>Credit McKee for recognizing that Yeshua is central to understanding Hebrews. But he fails to understand WHY Yeshua is central. He follows the same error as all Christian interpreters. It is not just about “How are human beings to approach the Supreme Creator?” The theme is, “How are human beings to approach the Supreme Creator, </text:span><text:span text:style-name="T4">in the absence of the divinely mandated Temple</text:span><text:span text:style-name="T5">?</text:span></text:p>
      <text:p text:style-name="P12">McKee, pg 2<text:line-break/>McKee asserts that Hebrews is not sufficiently exposited within Christendom. However, he fails to acknowledge that concepts taken from Hebrews lie at the root of many key Christian doctrines.</text:p>
      <text:p text:style-name="P12">McKee, pg 2<text:line-break/>EPIC FAIL! <text:line-break/>“The overwhelming theme of the Epistle to the Hebrews is the superiority of Yeshua's sacrifice and blood atonement over the animal sacrifices of the Levitical priesthood.”</text:p>
      <text:p text:style-name="P12"/>
      <text:p text:style-name="Title">Internet Articles</text:p>
      <text:p text:style-name="Subtitle">New Testament Use of the Old Testament:<text:line-break/>A Case Study from Hebrews 1-2</text:p>
      <text:p text:style-name="P15">by Tim Clark</text:p>
      <text:p text:style-name="P15">Must interact with the material at http://www.xenos.org/ministries/crossroads/OnlineJournal/issue3/ntothebr.htm !</text:p>
      <text:p text:style-name="P15"/>
      <text:p text:style-name="P15">In considering how any particular writer in the New Testament uses the Old Testament, it is important first to have a clear notion of the hermeneutic principles we will use, and indeed the way that the New Testament writers view both texts and history. <text:s/>In short, their hermeneutic is based in their philosophy of history, and their philosophy of history is teleological: history has a beginning, and it is moving in a particular direction, toward a culmination. <text:s/>What things prior to the time of Christ are primarily pointing toward, for NT authors, is Jesus Christ himself. <text:s/>This can be seen in Christ’s words in Luke 24:44: “Now He said to them, "These are My words which I spoke to you while I was still with you, that all things which are written about Me in the Law of Moses and the Prophets and the Psalms must be fulfilled.” <text:s/>In other words, all portions of the OT looked forward to Jesus. <text:s/>(That is, parts of each section; <text:s/>Christ’s statement need not lead us to allegorize every event in the OT into messianic prophecy.) <text:s/>History is “filled up” in the person and ministry of Christ.i</text:p>
      <text:p text:style-name="P15"><text:tab/>Certain principles can thus be observed. <text:s/>First, the future is rooted in the past, but it is greater, more expansive; the end of history is like the beginning of history, but greater. <text:s/>In other words, history is a unified whole, a story with a unified plot, and subsequent events are carrying forward the same narrative. Furthermore, the same theology is operative, and the same language describes it. <text:s text:c="2"/>In addition, the unity of history is often demonstrated in both OT and NT texts by typological correlations of different events. <text:s/>This enables us to say that there is a canonical hermeneutic, and that it is exegetically demonstrable. Prototypical events <text:soft-page-break/>carry the theology forward into God’s larger plan/program; <text:s/>without the earlier prototype, the later events could not be understood. <text:s/>An important point, then, for the NT writer and his view of “fulfillment” is that the past is incomplete, and thus can be “filled” by new revelation. <text:s/></text:p>
      <text:p text:style-name="P15"><text:tab/>What such a view of history requires is that we take a “big picture” view of the Bible and its interpretation of itself. <text:s/>As Douglas Moo has pointed out, we need to understand that the canon is “the ultimate context of meaning” (p. 211). <text:s/>He says, “The meaning intended by the human author of a particular text can take on ‘fuller’ meaning, legitimately developed from his meaning, in the light of the text’s ultimate canonical context” (p. 210, emphasis mine). <text:s/>What Moo calls a “canonical approach” is to “focus on the ultimate canonical context of any single scriptural text as the basis on which to find a ‘fuller’ sense in that text than its human author may have been cognizant of” (p. 204). <text:s/>What this approach suggests is that “any specific biblical text can legitimately be interpreted in light of its ultimate literary context—the whole canon, which receives its unity from the single divine author of the whole” (p. 205). <text:s/>Moo asserts that “the use of the Old Testament in the New cannot be understood without setting it in the framework of the canon as witness to salvation history” (p. 209). <text:s/>Furthermore, in order properly to apply Moo’s insight, it is necessary for us to realize that often the NT writer will quote a few verses of a passage, intending that we make the connections with the broader theological truths contained in the surrounding context. <text:s/>As Richard Hays points out, “Allusive echo functions to suggest to the reader that text B should be understood in light of a broad interplay with text A, encompassing aspects of A beyond those explicitly echoed.” <text:s/>Thus, we he calls “metalepsis… places the reader within a field of whispered or unstated correspondences” (Hays, p. 20). <text:s/>Further, Scriptural quotations and allusions “usually must be understood as allusive recollections of the wider narrative setting from which they are taken” (Hays, p. 157-58).</text:p>
      <text:p text:style-name="P15">Thus, the most important point to glean about analyzing NT writers use of the OT is that each OT reference must be seen in its broader theological and historical context, which is all of history and the whole of the OT, and that even when only a phrase or a verse is referred to, it often resonates with much deeper and broader meaning that can be discerned only by understanding the broader historical, literary, and theological context.</text:p>
      <text:p text:style-name="P15"><text:soft-page-break/><text:tab/>Another important point to realize, and one which is especially pertinent for our study of the early chapters of Hebrews, is that NT writers use OT texts in a wide variety of ways. <text:s/>As we discussed above, these men were steeped in the OT, and therefore it makes sense that they would have OT quotes and allusions at their fingertips almost constantly. As the thrust of Douglas Moo’s excellent essay makes clear, different NT writers use the OT in a variety of ways, and even individual writers will use the OT in different ways within the same book. Thus, we make a grave mistake if we assume, for example, that the writer of Hebrews is attempting the same thing with his use of the OT that Matthew is doing when he speaks of Christ’s actions or words “fulfilling” the OT. <text:s/>I think my analysis will explain what I mean by this distinction.</text:p>
      <text:p text:style-name="P15">I want to focus primarily on the use of the Old Testament in the first two chapters of the book of Hebrews. <text:s/>But in order to do an adequate job on that, we really need to understand what the author of Hebrews is doing in especially the first seven chapters of the book. <text:s/>Thus I will look at the first seven chapters, but I will not be able to adequately analyze chapters 3-7; <text:s/>I will merely consider their overall argument as it is relevant for our understanding of the use of the OT in chapters 1-2.</text:p>
      <text:p text:style-name="P15">The intent of the author of Hebrews in his use of the OT in chapters 1-2 is seen in the very beginning verses of this book, in 1:1-4: </text:p>
      <text:p text:style-name="P15">1 <text:tab/>God, after He spoke long ago to the fathers in the prophets in many portions and in many ways,</text:p>
      <text:p text:style-name="P15">2<text:tab/>in these last days has spoken to us in His Son, whom He appointed heir of all things, through whom also He made the world.</text:p>
      <text:p text:style-name="P15">3<text:tab/>And He is the radiance of His glory and the exact representation of His nature, and upholds all things by the word of His power. When He had made purification of sins, He sat down at the right hand of the Majesty on high,</text:p>
      <text:p text:style-name="P15">4<text:tab/>having become as much better than the angels, as He has inherited a more excellent name than they.</text:p>
      <text:p text:style-name="P15"/>
      <text:p text:style-name="P15">In effect, in its most boiled down form, what the author of Hebrews is saying here is, “Jesus is God’s Son, and he has made purification for sins.” <text:s/><text:soft-page-break/>Most of the rest of the book of Hebrews is a further explanation of this point and its theological and practical implications. <text:s/>That is, the book of Hebrews is a homily with this point as its topic. <text:s/>The writer will explain this point, flesh it out, explain theological implications, and urge his readers to live their lives in certain ways in response to it. <text:s/>This fact is important for us in our understanding of the use of the OT in Hebrews for a particular reason: <text:s/>it is a homily and NOT an apologetic. <text:s/>It is readily noticed that the uses of the OT in Hebrews are not typically introduced with a formula such as “This was done to fulfill the Scripture which said…” <text:s/>I don’t think this is a simple oversight on the part of the author; <text:s/>rather, I think it fits quite logically with his purpose. <text:s/>Matthew appears to have an apologetic purpose, and puts himself in a position of reasoning from (OT) Scripture to the conclusion that Jesus is God’s Messiah. <text:s/>He is offering proof from the Scriptures that Jesus “fulfills” what the OT predicted about the Messiah. <text:s/>By (important) contrast, fulfillment language is not used in the book of Hebrews because “fulfillment” is not what is being talked about. <text:s/>The writer of Hebrews is making no claims about Jesus as fulfillment of OT Scripture. <text:s/>Rather, he is starting from (rather than reasoning to) the notion that Jesus is God’s Messiah. <text:s/>From there, he examines Scripture which, as he sees it, makes important claims that can be applied to God’s Messiah, and he then proceeds to expound upon the implications of those claims. <text:s/>Indeed, it could almost be argued that the most important verse for understanding the first seven chapters of Hebrews is chapter 5, verse 12: “For though by this time you ought to be teachers, you have need again for someone to teach you the elementary principles of the oracles of God, and you have come to need milk and not solid food.” <text:s/>That is, the writer is presenting an explanation of the elementary points of Christian theology, and the implications of those points.</text:p>
      <text:p text:style-name="P15"><text:tab/>I believe that this tactic of the author is by no means suspect, but is in fact quite logical. <text:s/>That is why it is so important for us to realize what his goals are. <text:s/>He is not using these passages to “prove” his theological points, but rather to explain them, to make them more clear. In short, he is adding theological depth without adding detailed theological explanation. <text:s/>What I am referring to in the technique of the writer of Hebrews is similar to what Richard Hays finds in the writings of Paul. <text:s/>Hays points out that in Paul’s use of the OT, “In some cases the logic of the quotation depends on a preexisting conceptual/theological structure, presupposed both by Paul and <text:soft-page-break/>by his intended readers but not explained in the text” (Hays, p. 87). <text:s/>Hays notes that these references thus carry much more weight for Paul and his readers than they might to a casual reader not familiar with OT literature and history: <text:s/>“Israel’s story, as told in Scripture, so comprehensively constitutes the symbolic universe of Paul’s discourse that he can recall the elements of that story for himself and his readers with the sorts of subtle gestures that pass between members of an interpretive family” (Hays, p. 92). <text:s/>The writer of Hebrews uses a similar technique, employing a neat shorthand way of explaining the theological fullness of his claims by referring to OT passages and applying their theological meaning to Christ. <text:s/>He does not have to spend paragraphs and paragraphs stating “Jesus is like this and like this…”; <text:s/>rather, in a few words he is able to make statements which carry hundreds of years and hundreds of pages worth of meaning. <text:s/>His readers can thus use what they know of the Scriptures—and it seems that we can assume that they know the Scriptures fairly well—as a means of coming to an understanding of the theological nature of Christ.</text:p>
      <text:p text:style-name="P15"><text:tab/>The fact that the author of Hebrews has “started from” rather than “reasoned to” the notion of Jesus as Messiah is, I suppose, the main reason that many commentators refer to this writer’s “christocentric hermeneutic.” <text:s/>While I suppose that technically it could be said, in light of my brief analysis, that such a label is correct, I think that it is unfortunately misleading. <text:s/>Whether one means it sympathetically (as I believe Longenecker does) or pejoratively (as Hays seems to), I don’t think it does justice to what the author is doing in Hebrews. <text:s/>For of course a strong implication of such a term is to suggest that its practitioner is guilty of allowing his presuppositions to have full sway over his hermeneutic conclusions. <text:s/>But again, just as the writer is not performing an exercise in apologetics in the book of Hebrews, I would also argue that in chapters 1 and 2 he is not performing an exercise in hermeneutics. <text:s/>(Let me note that I do think to a large degree what he is doing in chapter 7 is precisely an exercise in hermeneutics: an exposition of Psalm 110. <text:s/>But that does not mean he is doing the same thing in chapters 1 and 2.) <text:s/>By way of clarification, let me say that of course any time we work with texts, we are engaging in a hermeneutic exercise. <text:s/>But I fear that when we refer to the writer’s “christocentric hermeneutic,” it is easy to assume that the writer imposes his christocentric presuppositions upon a text to reason from that text that Jesus is Messiah. <text:s/>Of course as evangelical Christians, we believe that we <text:soft-page-break/>have a perspective on the OT that is able to take in the “big picture,” in short, that Jesus Christ provides the culmination of God’s redemptive plan for humanity. <text:s/>And our understanding of OT texts is unavoidably—and rightly—colored by that perspective. <text:s/>However, there is a danger in willy nilly applying a “christocentric hermeneutic” to OT passages. <text:s/>Besides the problem mentioned above of allowing our presuppositions to determine our interpretation, more fundamentally we are susceptible to not doing justice to the OT text. <text:s/>Just as good interpretation of the NT seeks understanding of the original historical, cultural, and literary context and meaning, good interpretation of the OT must do the same. <text:s/>We very well may come to a christologic conclusion about a passage, but that conclusion needs to be reached inductively with each text, rather than imposed upon all texts. <text:s/>But too often a “christocentric hermeneutic” means imposing a grid on passages in the OT without first doing justice to their original meaning. <text:s/>For example, while I believe I accept and agree with his intent, I believe that Raymond Brown overstates his case when he says that the writer of Hebrews maintains “the profound conviction that the Old Testament is a Christ-centred book” (p. 36). <text:s/>Thus he asserts, “It is not that he superimposes on the text a meaning it was not intended to convey; he brings out a truth already there. <text:s/>He believes that Christ is everywhere present in the Old Testament, though that might not necessarily have been discerned by the original writers and readers” (p. 37). <text:s/>I think that Brown is simply painting with too wide of a brush here. <text:s/>He is making claims that are beyond the scope of the book of Hebrews, and particularly are not necessarily evident in the first two chapters. <text:s/>I would suggest, again, that is not what the writer of Hebrews is doing in chapters 1 and 2. <text:s/>Rather, what he is doing is taking certain texts from the OT, interpreting those, and then applying that meaning to Christ in order to make a statement about his nature. <text:s/>The claims he makes about Jesus in doing so then become the foundation for the points he makes in chapters 3-7 (which in turn becomes the foundation for the theological points in the chapters which follow).</text:p>
      <text:p text:style-name="P15"><text:tab/>Thus, I have to disagree with the conclusion Longenecker draws regarding what the author of Hebrews is doing in the first two chapters. <text:s/>He asserts that “one thing in the exegetical procedure seems certain: that from a christocentric perspective, the author of Hebrews was asking concerning what the Scriptures mean when they speak of God’s son (Ps 2:7; 2 Sam 7:14), of one whom all the angels of God are to worship (Deut 32:43, LXX), <text:soft-page-break/>and of one who is addressed as God by God, yet distinguished from God (Pss 45:6-7; 102:25-27; 110:1)” (p. 161). <text:s/>I do not believe that the author of Hebrews is venturing into such textual minutiae, and he is not claiming that what the original texts “mean” is christocentric. <text:s/>As I believe I can demonstrate, he rather interprets the OT passages in a very straightforward way, and is in fact referring to them to make a claim about the nature of Jesus.</text:p>
      <text:p text:style-name="P15"><text:tab/>As we look at the flow of thought in Hebrews chapters 1 and 2, I think that the author is making three points as explication of his initial statement that Jesus is God’s Son, and he has made purification for sins: Jesus is King, Jesus is God, Jesus is man. <text:s/>We see his first quotes from the OT in verse 5: <text:s/>“For to which of the angels did He ever say, ‘YOU ARE MY SON, TODAY I HAVE BEGOTTEN YOU’?”</text:p>
      <text:p text:style-name="P15">The first reference is to verse 7 of Psalm 2. <text:s/>But we need to understand the whole of Psalm 2 to understand how the writer of Hebrews is using this verse:</text:p>
      <text:p text:style-name="P15">1<text:tab/>Why are the nations in an uproar and the peoples devising a vain thing?</text:p>
      <text:p text:style-name="P15">2<text:tab/>The kings of the earth take their stand and the rulers take counsel together against the LORD and against His Anointed, saying,</text:p>
      <text:p text:style-name="P15">3<text:tab/>"Let us tear their fetters apart and cast away their cords from us!"</text:p>
      <text:p text:style-name="P15">4<text:tab/>He who sits in the heavens laughs, the Lord scoffs at them.</text:p>
      <text:p text:style-name="P15">5<text:tab/>Then He will speak to them in His anger and terrify them in His fury, saying,</text:p>
      <text:p text:style-name="P15">6<text:tab/>"But as for me, I have installed My King upon Zion, My holy mountain."</text:p>
      <text:p text:style-name="P15">7<text:tab/>"I will surely tell of the decree of the LORD: He said to me, "You are My Son, today I have begotten you.</text:p>
      <text:p text:style-name="P15">8<text:tab/>"Ask of me, and I will surely give the nations as your inheritance, and the {very} ends of the earth as your possession.</text:p>
      <text:p text:style-name="P15">9<text:tab/>"You shall break them with a rod of iron, you shall shatter them like earthenware."'</text:p>
      <text:p text:style-name="P15"><text:soft-page-break/>10<text:tab/>Now therefore, O kings, show discernment; take warning, O judges of the earth.</text:p>
      <text:p text:style-name="P15">11<text:tab/>Worship the LORD with reverence and rejoice with trembling.</text:p>
      <text:p text:style-name="P15">12<text:tab/>Do homage to the Son, that He not become angry, and you perish {in} the way, for His wrath may soon be kindled. How blessed are all who take refuge in Him!</text:p>
      <text:p text:style-name="P15"/>
      <text:p text:style-name="P15">This is a royal psalm, a psalm about God’s king. <text:s/>It can be argued that it is actually about the king reigning in Israel at the time of its writing…and I would suggest that this is exactly correct. <text:s/>There is no reason to make a claim that Psalm 2 is a “messianic psalm”,ii or to suggest that the psalmist actually saw himself writing about the messiah. <text:s/>This is a psalm about God’s king, and that is precisely why our author uses it here. <text:s/>For as a psalm about God’s king, it is a psalm about the davidic king. <text:s/>In case his readers don’t quite grasp that, the author in the second half of verse 5 says: “And again, ‘I WILL BE A FATHER TO HIM AND HE SHALL BE A SON TO ME’?” <text:s/>This of course is a reference to the davidic covenant of 2 Samuel 7:</text:p>
      <text:p text:style-name="P15">8<text:tab/>"Now therefore, thus you shall say to My servant David, "Thus says the LORD of hosts, "I took you from the pasture, from following the sheep, to be ruler over My people Israel.</text:p>
      <text:p text:style-name="P15">9<text:tab/>"I have been with you wherever you have gone and have cut off all your enemies from before you; and I will make you a great name, like the names of the great men who are on the earth.</text:p>
      <text:p text:style-name="P15">10<text:tab/>"I will also appoint a place for My people Israel and will plant them, that they may live in their own place and not be disturbed again, nor will the wicked afflict them any more as formerly,</text:p>
      <text:p text:style-name="P15">11<text:tab/>even from the day that I commanded judges to be over My people Israel; and I will give you rest from all your enemies. The LORD also declares to you that the LORD will make a house for you.</text:p>
      <text:p text:style-name="P15">12<text:tab/>"When your days are complete and you lie down with your fathers, I will raise up your descendant after you, who will come forth from you, and I will establish his kingdom.</text:p>
      <text:p text:style-name="P15"><text:soft-page-break/>13<text:tab/>"He shall build a house for My name, and I will establish the throne of his kingdom forever.</text:p>
      <text:p text:style-name="P15">14<text:tab/>"I will be a father to him and he will be a son to Me; when he commits iniquity, I will correct him with the rod of men and the strokes of the sons of men,</text:p>
      <text:p text:style-name="P15">15<text:tab/>but My lovingkindness shall not depart from him, as I took {it} away from Saul, whom I removed from before you.</text:p>
      <text:p text:style-name="P15">16<text:tab/>"Your house and your kingdom shall endure before Me forever; your throne shall be established forever.""'</text:p>
      <text:p text:style-name="P15"/>
      <text:p text:style-name="P15">Much can be said about this covenant with David, but let’s understand the most important part for our purposes: <text:s/>in verse 16, God tells David, “Your house and your kingdom shall endure before Me forever; your throne shall be established forever.” <text:s/>David of course immediately recognized the import of the promises God was making to him: “You have spoken also of the house of Your servant concerning the distant future” (v. 19). <text:s/>Clearly these two passages together point to the fact that there will be a davidic king ruling in the distant future. <text:s/>And just as clearly, the writer of Hebrews is making the claim that Jesus is the King. <text:s/>Or, to put it another way, the point of the writer is not necessarily to say that “the OT author was referring to Christ”, but rather that “Christ is also a davidic king.” <text:s/>He is making a retrojective (rather than suggesting the existence of a projective) claim about the nature of Jesus.iii</text:p>
      <text:p text:style-name="P15"><text:tab/>So, the author of Hebrews first makes the claim about Jesus: He is king. <text:s/>Next, he claims that Jesus is God. <text:s/>The next quote in Hebrews 1 reads as follows: “And when He again brings the firstborn into the world, He says, "AND LET ALL THE ANGELS OF GOD WORSHIP HIM” (v. 6). <text:s/>This passage is a reference to the LXX version of Deuteronomy 32:43. <text:s/>About this passage from Deuteronomy William Lane says: <text:s/>“This well-known passage was subsequently removed from its context in Deuteronomy and adopted for liturgical use in the Temple, synagogue, and Church” (p. 28). <text:s/>But more importantly for our purposes, Lane also points out that “in its original context the summons has reference to the worship or homage due to God” (p. 28). <text:s/>Here is a good example of how it is misleading to claim that the <text:soft-page-break/>writer uses a “christocentric hermeneutic.” <text:s/>The writer’s hermeneutic is quite straightforward here: <text:s/>this is a statement about God. <text:s/>The writer realizes it is about God. <text:s/>Furthermore, I would assert that our author is by no means claiming that the original writer—inspired by God—is writing about Jesus Christ…or about any other messianic figure for that matter. <text:s/>No, he knows it is about God, and that is as far as his hermeneutic goes. <text:s/>At that point, he ceases interpreting and begins theologizing: <text:s/>he is making the claim that Jesus Christ is God. <text:s/>He is not offering the text as “proof” of this bold assertion; he is not reasoning from the OT text to this conclusion. <text:s/>At this point he is merely asserting it as a theological fact; <text:s/>if one begins with the idea that Christ is God, then this passage applies to him.</text:p>
      <text:p text:style-name="P15">The next passage of course quotes Psalm 104 merely for the purpose of contrasting angels to God; <text:s/>its immediate use is not at all confusing, but it is another good example of the fact that the writer selects his passages primarily for the purpose of asserting his theological point, rather than as “proof” for his assertions. <text:s/>More interestingly, the next passage, from Psalm 45, again combines the notion of being king and being God: </text:p>
      <text:p text:style-name="P15">8<text:tab/>But of the Son {He says} <text:s/>"YOUR THRONE, O GOD, IS FOREVER AND EVER, AND THE RIGHTEOUS SCEPTER IS THE SCEPTER OF HIS KINGDOM.</text:p>
      <text:p text:style-name="P15">9<text:tab/>"YOU HAVE LOVED RIGHTEOUSNESS AND HATED LAWLESSNESS; THEREFORE GOD, YOUR GOD, HAS ANOINTED YOU WITH THE OIL OF GLADNESS ABOVE YOUR COMPANIONS.”</text:p>
      <text:p text:style-name="P15"/>
      <text:p text:style-name="P15">These verses are pulled from Psalm 45, and here it is important for us to examine the entire psalm as a whole:</text:p>
      <text:p text:style-name="P15">1<text:tab/>My heart overflows with a good theme; I address my verses to the King; My tongue is the pen of a ready writer.</text:p>
      <text:p text:style-name="P15">2<text:tab/>You are fairer than the sons of men; Grace is poured upon your lips; therefore God has blessed you forever.</text:p>
      <text:p text:style-name="P15">3<text:tab/>Gird your sword on {your} thigh, O Mighty One, {in} your splendor and your majesty!</text:p>
      <text:p text:style-name="P15"><text:soft-page-break/>4<text:tab/>And in your majesty ride on victoriously, for the cause of truth and meekness {and} righteousness; let your right hand teach you awesome things.</text:p>
      <text:p text:style-name="P15">5<text:tab/>Your arrows are sharp; the peoples fall under you; {your arrows are} in the heart of the king's enemies.</text:p>
      <text:p text:style-name="P15">6<text:tab/>Your throne, O God, is forever and ever; a scepter of uprightness is the scepter of your kingdom.</text:p>
      <text:p text:style-name="P15">7<text:tab/>You have loved righteousness and hated wickedness; therefore God, your God, has anointed you with the oil of joy above your fellows.</text:p>
      <text:p text:style-name="P15">8<text:tab/>All your garments are {fragrant with} myrrh and aloes {and} cassia; out of ivory palaces stringed instruments have made you glad.</text:p>
      <text:p text:style-name="P15">9<text:tab/>Kings' daughters are among your noble ladies; at your right hand stands the queen in gold from Ophir.</text:p>
      <text:p text:style-name="P15">10<text:tab/>Listen, O daughter, give attention and incline your ear: forget your people and your father's house;</text:p>
      <text:p text:style-name="P15">11<text:tab/>Then the King will desire your beauty. Because He is your Lord, bow down to Him.</text:p>
      <text:p text:style-name="P15">12<text:tab/>The daughter of Tyre {will come} with a gift; the rich among the people will seek your favor.</text:p>
      <text:p text:style-name="P15">13<text:tab/>The king's daughter is all glorious within; her clothing is interwoven with gold.</text:p>
      <text:p text:style-name="P15">14<text:tab/>She will be led to the King in embroidered work; the virgins, her companions who follow her, will be brought to you.</text:p>
      <text:p text:style-name="P15">15<text:tab/>They will be led forth with gladness and rejoicing; they will enter into the king's palace.</text:p>
      <text:p text:style-name="P15">16<text:tab/>In place of your fathers will be your sons; you shall make them princes in all the earth.</text:p>
      <text:p text:style-name="P15">17<text:tab/>I will cause your name to be remembered in all generations; therefore the peoples will give you thanks forever and ever.</text:p>
      <text:p text:style-name="P15"/>
      <text:p text:style-name="P15"><text:soft-page-break/>The use of this passage is particularly interesting in that portions of the beginning of the psalm clearly are speaking of (and to) an historical, human king. <text:s/>Yet at a certain point in the psalm—in fact, right here in verse 6, where our author begins quoting—it clearly shifts to referring to (and addressing) God. <text:s/>But then we realize that for much of the psalm, God and the king are conflated; <text:s/>it is not clear when/if the psalmist refers to a human king and when/if he refers to God. <text:s/>As Bruce notes, “to Hebrew poets and prophets a prince of the house of David was the viceregent of Israel’s God; he belonged to a dynasty to which God had made special promises bound up with the accomplishment of His purpose in the world” (p. 19-20). <text:s/>This poem has thus thrust the reader into the position of conflating the role and rule of God with the role and rule of the king. <text:s/>Thus, this is a brilliant choice on the part of our author; <text:s/>it enables him to reassert both of the claims he has made so far about Jesus: <text:s/>he is both king and God. As Lane says, “The writer’s primary interest in the quotation is not the predication of deity but of the eternal nature of the dominion exercised by the Son. <text:s/>The implication that the Son shares the quality of deity only intensifies the reference to his eternal rule and sharpens the contrast between the unchangeable Son and the mutable angels” (p. 29). <text:s/>Thus once again, we need not view the author as claiming that Psalm 45 is “messianic.” <text:s/>In fact, he knows it is about God, and quotes it in order to make a claim about Jesus. </text:p>
      <text:p text:style-name="P15"><text:tab/>In case we have not gotten the point that Jesus is in fact God, the author of Hebrews makes it crystal clear:</text:p>
      <text:p text:style-name="P15">10<text:tab/>And, YOU, LORD, IN THE BEGINNING LAID THE FOUNDATION OF THE EARTH, AND THE HEAVENS ARE THE WORKS OF YOUR HANDS;</text:p>
      <text:p text:style-name="P15">11<text:tab/>THEY WILL PERISH, BUT YOU REMAIN; AND THEY ALL WILL BECOME OLD LIKE A GARMENT,</text:p>
      <text:p text:style-name="P15">12<text:tab/>AND LIKE A MANTLE YOU WILL ROLL THEM UP; LIKE A GARMENT THEY WILL ALSO BE CHANGED. BUT YOU ARE THE SAME, AND YOUR YEARS WILL NOT COME TO AN END.</text:p>
      <text:p text:style-name="P15"/>
      <text:p text:style-name="P15">Jesus is not only “a king,” or even a “messianic king,” as it might be possible (though, I think, incorrect) to deduce from the passages already quoted. <text:s/>In case we are inclined to assume that the he uses references to God only to <text:soft-page-break/>make a point about kingship, the author now quotes from Psalm 102, which clearly refers to the all-powerful God:</text:p>
      <text:p text:style-name="P15">12<text:tab/>But you, O LORD, abide forever, and your name to all generations….</text:p>
      <text:p text:style-name="P15">18<text:tab/>This will be written for the generation to come, that a people yet to be created may praise the LORD.</text:p>
      <text:p text:style-name="P15">19<text:tab/>For He looked down from His holy height; from heaven the LORD gazed upon the earth…</text:p>
      <text:p text:style-name="P15">24<text:tab/>I say, "O my God, do not take me away in the midst of my days, your years are throughout all generations.</text:p>
      <text:p text:style-name="P15">25<text:tab/>"Of old you founded the earth, and the heavens are the work of your hands.</text:p>
      <text:p text:style-name="P15">26<text:tab/>"Even they will perish, but you endure; and all of them will wear out like a garment; like clothing you will change them and they will be changed.</text:p>
      <text:p text:style-name="P15">27<text:tab/>"But you are the same, and your years will not come to an end.</text:p>
      <text:p text:style-name="P15">28<text:tab/>"The children of your servants will continue, and their descendants will be established before you."</text:p>
      <text:p text:style-name="P15"/>
      <text:p text:style-name="P15">Here, the claim is made not only that Jesus in kingly, but that he is in fact one and the same with the eternal creator God. <text:s/>It is he himself who “of old…founded the earth,” and, as can be said only of God, forever he is “the same,” and his years will not come to an end.” <text:s/>Jesus is God.</text:p>
      <text:p text:style-name="P15">Chapter one then concludes with a reference to Psalm 110: “But to which of the angels has He ever said, "SIT AT MY RIGHT HAND, UNTIL I MAKE YOUR ENEMIES A FOOTSTOOL FOR YOUR FEET"? (v. 13). <text:s/>I do not wish to say much about this passage other than to note that it at once looks backwards, especially to verses 8 and 9 and Psalm 45, and more generally to the entire chapter, in making the claim that Jesus is king and God; and at the same time looks forward to the detailed explanation of this Psalm in chapter 7.</text:p>
      <text:p text:style-name="P15"><text:tab/>So, up to this point the author has made the claims that “Jesus is King” and “Jesus is God,” and he has used OT passages as the means to make the claim and also to add theological depth to his brief assertions. <text:s/>At <text:soft-page-break/>this point he continues making theological claims about Jesus, but he shifts focus. <text:s/>His first quotation to reflect this new focus comes in verses 6-8:</text:p>
      <text:p text:style-name="P15">6<text:tab/>But one has testified somewhere, saying, "WHAT IS MAN, THAT YOU REMEMBER HIM? OR THE SON OF MAN, THAT YOU ARE CONCERNED ABOUT HIM?</text:p>
      <text:p text:style-name="P15">7<text:tab/>"YOU HAVE MADE HIM FOR A LITTLE WHILE LOWER THAN THE ANGELS; YOU HAVE CROWNED HIM WITH GLORY AND HONOR, AND HAVE APPOINTED HIM OVER THE WORKS OF YOUR HANDS;</text:p>
      <text:p text:style-name="P15">8<text:tab/>YOU HAVE PUT ALL THINGS IN SUBJECTION UNDER HIS FEET."</text:p>
      <text:p text:style-name="P15"/>
      <text:p text:style-name="P15">This is of course a reference to Psalm 8, a glorious picture of the dignity that God has assigned to man:</text:p>
      <text:p text:style-name="P15">1<text:tab/>O LORD, our Lord, how majestic is your name in all the earth, who have displayed your splendor above the heavens!</text:p>
      <text:p text:style-name="P15">2<text:tab/>From the mouth of infants and nursing babes you have established strength because of your adversaries, to make the enemy and the revengeful cease.</text:p>
      <text:p text:style-name="P15">3<text:tab/>When I consider your heavens, the work of your fingers, the moon and the stars, which you have ordained;</text:p>
      <text:p text:style-name="P15">4<text:tab/>What is man that you take thought of him, and the son of man that you care for him?</text:p>
      <text:p text:style-name="P15">5<text:tab/>Yet you have made him a little lower than God, and you crown him with glory and majesty!</text:p>
      <text:p text:style-name="P15">6<text:tab/>You make him to rule over the works of your hands; you have put all things under his feet,</text:p>
      <text:p text:style-name="P15">7<text:tab/>All sheep and oxen, and also the beasts of the field,</text:p>
      <text:p text:style-name="P15">8<text:tab/>The birds of the heavens and the fish of the sea, whatever passes through the paths of the seas.</text:p>
      <text:p text:style-name="P15">9<text:tab/>O LORD, our Lord, how majestic is your name in all the earth!</text:p>
      <text:p text:style-name="P15"/>
      <text:p text:style-name="P15"><text:soft-page-break/>Here again is a passage which shows the importance of knowing what the author is attempting, rather than merely assuming that he is performing a “christocentric interpretation” of Psalm 8. <text:s/>I assert that he is by no means claiming that Psalm 8 is or ever was a “messianic psalm.” <text:s/>He is not claiming that what is being said could apply only to Christ; <text:s/>the importance of this passage for his argument is that this passage does in fact refer to Christ. <text:s/>This passage in its original context clearly is talking about man; <text:s/>the author of Hebrews does not wax christocentric in order to reinterpret it. <text:s/>As Morris notes, “The passage [from Psalms] is describing the place of mankind in God’s order, and we do not come to Christ’s place until v. 9” (p. 24). <text:s/>The author in fact uses the passage precisely because of its original (and current) meaning: <text:s/>not only is Jesus king and God, but he was in fact also human.</text:p>
      <text:p text:style-name="P15"><text:tab/>It is true that the phrase “son of man,” though used exclusively about human man in Psalm 8, resonates with the messianic turn of phrase from the book of Daniel and picked up by Christ’s own references to himself. <text:s/>And I think there is good reason to think that the author slyly chose this passage in order to take advantage of the ringing in Jewish ears of the messianic implications of that term.iv <text:s/>But the rest of the chapter makes clear that the primary reason for his use of this passage is to make the claim that Jesus in fact became a man. <text:s/>This can be seen in the very next OT quotation: “I WILL PROCLAIM YOUR NAME TO MY BRETHREN, IN THE MIDST OF THE CONGREGATION I WILL SING YOUR PRAISE” (v. 12). <text:s/>The writer tells us in verse 11 why he refers to this passage: “He is not ashamed to call them brethren.” <text:s/>From a study of the gospels we can infer that Jesus and the Christian community had already applied Psalm 22, the source of this quotation, to Jesus the Messiah. <text:s/>But, I would assert that that is not its primary reason for being used here; <text:s/>the primary reason here is simply to use language which allows him to assert the way in which Jesus interacts with humanity—he has become to us as brothers, he has become like us. <text:s/>The author does something similar in his quotation of Isaiah 8:18: he uses the passage to bring in the language of human relationship. <text:s/>Thus, we can conclude that the thrust of this chapter, and its use of the OT, is to make the claim that Jesus is human. <text:s/>As the writer himself says in verse 17: “Therefore, He had to be made like His brethren in all things, so that …” <text:s/>The important theological and devotional points that follow the “so that” do not concern us at this point; <text:s/>suffice to say that this foundation that has <text:soft-page-break/>been laid in chapters 1 and 2—that Jesus is king, God, and at the same time human—provides the theological basis of all that follows in the book.</text:p>
      <text:p text:style-name="P15"><text:tab/>A full analysis of how this theological foundation is used in the rest of the book of Hebrews—particularly in chapters 3-7—is beyond the scope of the paper. <text:s/>But a brief discussion will at least demonstrate that it is a reasonable claim. <text:s/>Let me first of all assert that I absolutely am not suggesting that the methods of using the OT in chapters 1 and 2—in short, beginning with theological conclusions and using the OT to elucidate the points—are used in the rest of the book. <text:s/>The OT is used in several complex ways in the remaining portions of Hebrews, and a discussion of those ways are well beyond the scope of this paper. <text:s/>But the claims that the writer has made in these chapters—that Jesus is king, is God, and is man—do provide a foundation which the author builds upon in chapters 5 and 7. <text:s/>For in fact this discussion of Melchizedek (which is, of course, essentially an explanation of the hermeneutic of the author of Psalm 110) rests on this three-fold nature of Jesus. <text:s/>For Melchizedek is a king, which is highlighted by the repetition of the word in the beginning of chapter 7:</text:p>
      <text:p text:style-name="P15">1<text:tab/>For this Melchizedek, king of Salem, priest of the Most High God, who met Abraham as he was returning from the slaughter of the kings and blessed him,</text:p>
      <text:p text:style-name="P15">2<text:tab/>to whom also Abraham apportioned a tenth part of all {the spoils} <text:s/>was first of all, by the translation {of his name} <text:s/>king of righteousness, and then also king of Salem, which is king of peace.</text:p>
      <text:p text:style-name="P15"/>
      <text:p text:style-name="P15">Rather than analyzing by what means the author presumes to stretch the meaning of words in order to assert various types of kingship, I would assert that this repetition rather is designed to emphasize the fact of his kingship. <text:s/>Thus, based on the theological foundation established in chapter 1, we have a clear and immediate connection between him and Jesus; <text:s/>Jesus is a presented as a king in chapters 1 and 2, which makes him like Melchizedek the king. <text:s/>By association, then, Jesus is also like Melchizedek in being a priest, as the author proceeds to explain in chapter 7. <text:s/>This allows the author to make another step: <text:s/>in order to be a true priest, Jesus had to be human. <text:s/>This connection is made in verses 6-7:</text:p>
      <text:p text:style-name="P15"><text:soft-page-break/>6 <text:s text:c="2"/><text:tab/>just as He says also in another {passage} <text:s/>"YOU ARE A PRIEST FOREVER ACCORDING TO THE ORDER OF MELCHIZEDEK."</text:p>
      <text:p text:style-name="P15">7 <text:tab/> <text:s text:c="2"/>In the days of His flesh, He offered up both prayers and supplications with loud crying and tears to the One able to save Him from death, and He was heard because of His piety.</text:p>
      <text:p text:style-name="P15"/>
      <text:p text:style-name="P15">This of course hearkens back to the beautiful and well-known passage from chapter 4, which really is the beginning of this current section, and which shows how significant it is that Christ is a human high priest:</text:p>
      <text:p text:style-name="P15">14 <text:tab/>Therefore, since we have a great high priest who has passed through the heavens, Jesus the Son of God, let us hold fast our confession.</text:p>
      <text:p text:style-name="P15">15 <text:tab/>For we do not have a high priest who cannot sympathize with our weaknesses, but One who has been tempted in all things as {we are, yet} without sin.</text:p>
      <text:p text:style-name="P15">16 <text:tab/>Therefore let us draw near with confidence to the throne of grace, so that we may receive mercy and find grace to help in time of need.</text:p>
      <text:p text:style-name="P15"/>
      <text:p text:style-name="P15">But of course, his priestly actions would not have placed him above the current system had he not been in the nature of the eternal God and thus provided an eternal sacrifice. <text:s/>And this point is indeed the ultimate point of this section of the book, as is seen in this passage from 5:9-10:</text:p>
      <text:p text:style-name="P15">9<text:tab/>And having been made perfect, He became to all those who obey Him the source of eternal salvation,</text:p>
      <text:p text:style-name="P15">10<text:tab/>being designated by God as a high priest according to the order of Melchizedek.</text:p>
      <text:p text:style-name="P15"/>
      <text:p text:style-name="P15">The conclusion that the writer of Hebrews draws from this, and expands upon in chapter 8 and following, is that “so much the more also Jesus has become the guarantee of a better covenant” (v. 22). <text:s/>But the theological basis for the claim is that which was established in chapters 1-2, that Jesus is God and therefore eternal; <text:s/>as the author asserts in 7:23-25:</text:p>
      <text:p text:style-name="P15"><text:soft-page-break/>23<text:tab/>The {former} priests, on the one hand, existed in greater numbers because they were prevented by death from continuing,</text:p>
      <text:p text:style-name="P15">24<text:tab/>but Jesus, on the other hand, because He continues forever, holds His priesthood permanently.</text:p>
      <text:p text:style-name="P15">25<text:tab/>Therefore He is able also to save forever those who draw near to God through Him, since He always lives to make intercession for them.</text:p>
      <text:p text:style-name="P15"/>
      <text:p text:style-name="P15">Of course the next several chapters of Hebrews contain the author’s argument that Jesus has superseded the OT sacrificial system, that Jesus is the only sacrifice for sin. <text:s/>The comparison with Melchizedek has enabled the author to establish the nature of Christ's “priesthood” and the nature of the covenant that he has now established with us; <text:s/>this leads to a discussion of the “new covenant” from Jeremiah and the implications for our current approach to God based upon the blood of Jesus Christ alone. And of course from there the author proceeds to encourage his readers to maintain their faith and live their lives as they should. <text:s/>But the basis, the foundation, for all of these points, must begin with the nature of Jesus Christ himself. <text:s/>If Jesus is not the king, he is not like Melchizedek; <text:s/>if he is not human, he cannot be a high priest for us; <text:s/>and if he is not God, his sacrifice is no better than that of animals and more importantly has no effect on our ultimate relationship with God. <text:s/>Therefore the author begins this book by asserting and explaining the nature of Jesus Christ, the basis for all of the theological and practical implications which follow. </text:p>
      <text:p text:style-name="P15"/>
      <text:p text:style-name="P15">NOTES</text:p>
      <text:p text:style-name="P15">[1] It should be understood that NT writers use the OT in a variety of ways as I will discuss later, and not every use will fit directly into this scheme. But I do believe that that this is the general hermeneutical context for the use of the OT in the NT. </text:p>
      <text:p text:style-name="P15">[2] Or to imply it by capitalizing the first letter of "son," "king," "anointed," etc., as many modern versions do. </text:p>
      <text:p text:style-name="P15">[3] Thus I have to disagree slightly with Newell, who sees in verse 5 an emphasis on the humanity of Jesus. While that might be implied, I believe <text:soft-page-break/>that the notion of kingship is more important, for it provides a foundation for later points in the book. </text:p>
      <text:p text:style-name="P15">[4] I am thinking here of what Hays refers to as "resonant significations" (p. 90) that are contained in the text being quoted. That is, there are theological meanings resounding in the original text which, though they are not expounded on in the NT quotation, nonetheless reverberate for the knowledgeable reader of the text. </text:p>
      <text:p text:style-name="P15">See more at: http://www.xenos.org/ministries/crossroads/OnlineJournal/issue3/ntothebr.htm#NOTES</text:p>
      <text:p text:style-name="P15"/>
      <text:p text:style-name="P15"/>
      <text:p text:style-name="P18">THE INTERPRETATION OF SCRIPTURE</text:p>
      <text:p text:style-name="Subtitle">Course at Crandall University</text:p>
      <text:p text:style-name="Text_20_body">http://www.mycrandall.ca/courses/NewTestament/Hebrews/OTinNT.htm</text:p>
      <text:p text:style-name="P13"/>
      <text:p text:style-name="P13">1. Introduction</text:p>
      <text:p text:style-name="P13">Even a superficial reading of the New Testament reveals how frequently its authors and those about whom they write quote <text:s/>from the Old Testament. <text:s/>This should come as a surprise to no one familiar with the authoritative role that "the scriptures" played in Jewish religious life. <text:s/>What may come as a surprise, at least to the modern reader, however, is the variety of ways in which scripture is interpreted and used by Jesus and the early church. <text:s/>In their hands, the meaning of the Old Testament is not restricted to its so-called literal and historical meaning, but has other dimensions of meaning. <text:s/>Moreover, with one exception, the interpretive methods adopted by Jesus and the early church are identical with those adopted by other Jewish interpreters of the second-Temple and early rabbinic periods.</text:p>
      <text:p text:style-name="P13"/>
      <text:p text:style-name="P13"><text:s text:c="4"/>One can identify three such interpretive methods used by Jesus and the early church that have parallels from texts from the second-Temple period and in early rabbinic exegesis. <text:s/>First, a text from the Old Testament can be interpreted literally, according to the author's intended meaning. <text:s/>Second, Jesus and the early church find subtle and <text:s/>not-so-obvious interpretations for Old Testament texts, in some cases, using certain rules of exegesis known from early rabbinic texts. This interpretive approach could be called midrashic. <text:s/>Third, one finds what scholars call pesher-type interpretations in the New Testament; these are characterized by finding a second, eschatological (including messianic) meaning for an Old Testament text that is not originally eschatological (or messianic) in meaning. <text:s/>In addition, unique to the New Testament is what is called typological interpretation, in which a person, place, thing or event in the Old Testament is assumed to foreshadow an eschatological reality to which it is analogically or functionally similar.</text:p>
      <text:p text:style-name="P13"><text:soft-page-break/><text:s/></text:p>
      <text:p text:style-name="P13"/>
      <text:p text:style-name="P13">2. Literal Interpretation</text:p>
      <text:p text:style-name="P13"/>
      <text:p text:style-name="P13">Most Jews began with the literal interpretation of the Old Testament, especially the Torah; this was the substratum of all other interpretive approaches. <text:s/>In other words, what the text plainly and literally intended is taken to be the meaning.</text:p>
      <text:p text:style-name="P13"/>
      <text:p text:style-name="P13">2.1. New Testament</text:p>
      <text:p text:style-name="P13"/>
      <text:p text:style-name="P13">2.1.1. Jesus</text:p>
      <text:p text:style-name="P13"/>
      <text:p text:style-name="P13">A. Matt 9:9-13; 12:1-8 (Hosea 6:6)</text:p>
      <text:p text:style-name="P13"/>
      <text:p text:style-name="P13">In the context of responding to the charge that he ate with sinners, Jesus tells the Pharisees "Go and learn the meaning of this: `I desire mercy and not sacrifice' (Hosea 6:6) (Matt 9:13; see also Mark 2:13-17; Luke 5:27-32). <text:s/>Jesus' interprets this passage according to its intended sense, to mean that the commandments are to be prioritized, so that mercy takes precedence over sacrifice.</text:p>
      <text:p text:style-name="P13"/>
      <text:p text:style-name="P13"><text:s text:c="4"/>Jesus applies Hosea 6:6 literally in another context. Once his disciples pluck grain and eat it, but this is work (harvesting) and should not, according to the Pharisaic view, be done on the Sabbath. <text:s/>Jesus replies by citing the example of David's breaking the Torah in time of need, in order to make the point that the intention of the Torah is not to lead to hardship. <text:s/>Jesus would probably have argued that out of concern for his hungry disciples, the Pharisees should allow them to pick what grain they need to satisfy their hunger. If Jesus' accusers say that they would like to do this, but cannot, since the Torah forbids it, they will find themselves holding the <text:soft-page-break/>absurd position that they love human beings more than God does. <text:s/>In Matt 12:7 Jesus tells his critics to read Hosea 6:6 "I desire mercy and not sacrifice," which is intended as a proof that to act to meet human need takes precedence over the fulfillment of the ritual law; that is, the Torah is to be prioritized, so that the ritual law would never preclude an act of mercy (Matt 12:7; see also Mark 2:23-27 = Luke 6:1-5).</text:p>
      <text:p text:style-name="P13"/>
      <text:p text:style-name="P13">B. Mark 7:1-13 = Matt 15:1-9 (Exod 20:12/Deut 5:16; Exod 21:17/Lev 20:9)</text:p>
      <text:p text:style-name="P13"/>
      <text:p text:style-name="P13">Jesus criticizes the Pharisees for allowing their oral tradition to prevent the performance of the commandment to honor one's mother and father (Exod 21:17/Deut 5:16; Exod 21:17/Lev 20:9). The Pharisees allowed someone to dedicate something of value or money to the temple so that only the owner could benefit from its use, but no one else, including the owner's mother and father. <text:s/>It is evident how this would be open to abuse: people would dedicate something of value to the Temple in order that his or her parents could not benefit from it, thereby violating the command of the written Torah to honor his or her mother and father. The point is that with the oral law the Pharisees have actually done evil, or at least prevented good from being done. <text:s/>On the basis of a literal reading of the commandment to honor one's parents (Exod 20:12/Deut 5:16) and not to curse them (Exod 21:17/Lev 20:9), Jesus condemns this Pharisaic practice.</text:p>
      <text:p text:style-name="P13"/>
      <text:p text:style-name="P13">2.1.2. 1 Corinthians 6:16 (Gen 2:24)</text:p>
      <text:p text:style-name="P13"/>
      <text:p text:style-name="P13">In 1 Cor 6:12-20, Paul deals with a problem about which he has heard from Chloe’s people. <text:s/>It seems that there were men in the Corinthian church who were claiming that, since “all things are lawful” (1 Cor 6:12a) for them, they could use the services of local prostitutes. <text:s/>In 1 Cor 6:12, Paul appears to be quoting a maxim that the Corinthians are likely bandying about; the source of this maxim, however, is probably Paul himself (see 1 Cor 10:23), since this sounds like something Paul would have taught them (see Gal 5:1a.). <text:s/>(If so, Paul finds himself in a difficult situation, because the Corinthians are using his own words against him.) <text:s/>Paul agrees with the maxim that “all <text:soft-page-break/>things are lawful,” but he qualifies it by saying that not all things are beneficial (6:12b). <text:s/>He then repeats the maxim, and gives another variation of his qualification of it : “But I will not be mastered by anything.” <text:s/>This means that Paul will not give up his self-control in the name of freedom. <text:s/>In addition, Paul cites Gen 2:24 "And the two become one flesh, " interpreting this passage literally, to prove to the Corinthians that it is wrong for them to make use of prostitutes: <text:s/>his point is that a man should have sexual relations only with his wife, the one with whom he has become one flesh.</text:p>
      <text:p text:style-name="P13"/>
      <text:p text:style-name="P13">2.2. Second-Temple Jewish Texts</text:p>
      <text:p text:style-name="P13"/>
      <text:p text:style-name="P13">There are innumerable examples of literal interpretation of the Old Testament in second-Temple Jewish texts. <text:s/>For example, in Damascus Document 9.12, Lev 19:18 is quoted as binding on the members of the community: <text:s/>"You shall not take vengeance or bear a grudge against of your people." <text:s/>This text is literally interpreted and applied to those who enter the community. <text:s/>It is stipulated that any member of the community who brings a charge against another member without proof is guilty of violating the prohibition of Lev 19:18: <text:s/>he is taking vengeance and bearing a grudge. <text:s/>Similarly, in Damascus Document 10.16-17, Deut 5:12 "Keep the Sabbath and make it holy" is interpreted literally as binding on the community. <text:s/>There follows in several Sabbath halakot (regulations) designed to specify how to keep the Sabbath. <text:s/>Of course, it goes without saying that the early rabbis interpreted the Torah literally; like the Qumran community and other Jews, the early rabbis, probably spiritual descendants of the Pharisees, sought to specify exactly what the Torah required.</text:p>
      <text:p text:style-name="P13"><text:s/></text:p>
      <text:p text:style-name="P13"/>
      <text:p text:style-name="P13">3. Midrashic Interpretation</text:p>
      <text:p text:style-name="P13"/>
      <text:p text:style-name="P13">Jews of the second-Temple period also interpreted the Old Testament midrashically. <text:s/>Midrashic interpretation is not really one type of interpretation, but describes a general approach to Old Testament <text:soft-page-break/>interpretation. <text:s/>What all midrashic interpretation has in common is the characteristic of being a subtle and not-so-obvious interpretation of the Old Testament. <text:s/>In some cases, certain interpretive rules are used to bring out an implicit meaning of an Old Testament text. <text:s/>(Sometimes the interpretive rule is cited explicitly, whereas, in other cases, its used is implicit.) <text:s/>The two most common of these interpretive rules, to use the rabbinic terms, are qal vahomer ("light and heavy") and gezerah shavah ("An equal category"). <text:s/>A qal vahomer argument is an argument from minor to major: <text:s/>"if that is true, how much more is this true." <text:s/>A gezerah shavah argument assumes that an Old Testament passage that has verbal similarities with another Old Testament passage can interpreted in light of that passage, so that meaning can be imported into the interpreted passage from the one to which is it verbally similar. <text:s/>In short, midrashic interpretation begin with the assumption that an Old Testament text may contain a deeper meaning that can be brought to the surface by careful observation and sometimes the application of an interpretive rule.</text:p>
      <text:p text:style-name="P13"/>
      <text:p text:style-name="P13">3.1. Jesus</text:p>
      <text:p text:style-name="P13"/>
      <text:p text:style-name="P13">3.1.1. Mark 12:18-27 = Matt 22:23-33 = Luke 20:27-40 (Exod 3:6, 15)</text:p>
      <text:p text:style-name="P13"/>
      <text:p text:style-name="P13">Against the Sadducees, Jesus teaches that there will be a resurrection of the dead; at this time there will be no sexual relations among men and women, since they will be like the angels. <text:s/>To prove that there will be a final resurrection, Jesus points out that God said to Moses, "I am the God of Abraham, the God of Jacob and the God of Isaac," and draws this not-so-obvious conclusion from these Old Testament passages: <text:s/>"God is not the God of the dead but the living; you are greatly deceived." <text:s/>In other words, Jesus argues that God could to Moses not say that He was the God of the patriarchs unless they were still alive; if Abraham, Jacob and Isaac were no longer, then He would have said to Moses, "I was the God of Abraham, the God of Jacob and the God of Isaac."</text:p>
      <text:p text:style-name="P13"/>
      <text:p text:style-name="P13">3.1.2. John 7:16-24</text:p>
      <text:p text:style-name="P13"><text:soft-page-break/></text:p>
      <text:p text:style-name="P13">Jesus defends his healing on the Sabbath by an argument from minor to major, an interpretive rule known in early rabbinic exegesis as qal vahomer ("light and heavy"). The Torah stipulates that a male child must be circumcised on the eighth day after birth; since no exceptions to this rule are provided in the Torah, Jews of the second-Temple period assumed that, when the eighth day fell on a Sabbath, one was justified in violating the Sabbath, in order to fulfill the commandment to circumcise on the eighth day (Circumcision was classified as an act of work.) <text:s/>In such a case, both laws cannot be fulfilled, so priority is given to the the law circumcision (There were other exceptions made to the Sabbath law.) <text:s/>Using this valid exception to Sabbath law, Jesus argues from minor to major for the rightness of healing on the Sabbath. <text:s/>He argues that, since one can circumcise a child, and thereby healing a part of the body, on the Sabbath and not be guilty of sin, one should also be allowed to heal on the Sabbath and thereby healing the whole body. <text:s/>Jesus likely is using a Jewish tradition that identifies circumcision as an act of healing.</text:p>
      <text:p text:style-name="P13"/>
      <text:p text:style-name="P13">3.1.3. Mark 12:35-37a = Matt 22:41-46 = Luke 20:41-44 ( Ps 110:1)</text:p>
      <text:p text:style-name="P13"/>
      <text:p text:style-name="P13">Jesus gives an important interpretation of the messianic idea of "son of David." <text:s/>He suggests that the son of David (Messiah) actually pre-exists David and is superior to him. <text:s/>He does so by quoting Ps 110:1 (a psalm that Jesus assumes to be messianic, but is not interpreted messianically in the extant literature of the second-Temple period) where David (by the Holy Spirit) says that the LORD (Yahweh) said to his lord, "Sit at my right hand until I make your enemies a footstool for your feet." <text:s/>Jesus points out the peculiarity of David's calling the Messiah, his "lord." <text:s/>From this, he infers both the pre-existence of the Messiah, since Yahweh speaks to him, and his superiority to David, since he calls him "lord."</text:p>
      <text:p text:style-name="P13"/>
      <text:p text:style-name="P13">3.2. Paul (1 Cor 9:8-9) (Deut 25:4)</text:p>
      <text:p text:style-name="P13"/>
      <text:p text:style-name="P13"><text:soft-page-break/>In good rabbinic fashion, the apostle Paul presents a argument from minor to major for the financial support of apostles, which allows him to say that the Torah itself supports his position. <text:s/>Quoting Deut 25:4, "You shall not muzzle an ox when it treads out the grain," he asks, "Does God care about oxen?" <text:s/>What he means is that God does not care about oxen as much as He cares about human beings. <text:s/>By arguing from minor to major, Paul draws the conclusion, if God requires that the oxen, who labor by treading on the grain helping to separate the husk from the edible kernel, be allowed to benefit from their labor by eating some of the grain, all the more should apostles be allowed to benefit from their labor by being supported materially by those who benefit from them spiritually.</text:p>
      <text:p text:style-name="P13"/>
      <text:p text:style-name="P13">3.3. Second-Temple Jewish Texts</text:p>
      <text:p text:style-name="P13"/>
      <text:p text:style-name="P13">3.3.1. Rabbinic Use of Qal Vahomer</text:p>
      <text:p text:style-name="P13"/>
      <text:p text:style-name="P13">In the Mekilta, R. Ishmael argues from minor to major (qal vahomer) that suffering obtains pardon from heaven. <text:s/>He reasons that, since a slave can obtain his freedom if physically injured by his master (Exod 21:26-27), the one who suffers at the hand of God as chastisement for sin should all the more obtain pardon (Mek. Nezikin 9.65-67). <text:s/>Ps 118:18 "The LORD has chastised me severely, but has not given me over to death" is cited as further proof that chastisement for sin will lead to forgiveness and eternal life.</text:p>
      <text:p text:style-name="P13"/>
      <text:p text:style-name="P13"><text:s text:c="4"/>Likewise, R. Jose argues from minor to major that, if so many deaths resulted from Adam's one violation of a negative commandment, how great will the reward be that is coming to the righteous in the coming time. <text:s/>The premise for his argument is that God's attribute of the goodness God is greater than His attribute of punishment (Sipra Dehobah parashah 12.10). <text:s/>Thus it only stands to reason that God's reward for the righteous must indeed be great, since death is a such a formidable and universal evil.</text:p>
      <text:p text:style-name="P13"/>
      <text:p text:style-name="P13"><text:soft-page-break/><text:s text:c="4"/>The use of the argument from minor to major is used often in clarifying the Torah. <text:s/>For example, on the question of when one should begin the Sabbath, it is argued from minor to major: <text:s/>"If in the case of the sabbatical year, for the disregard of which one does not incur the penalty of extinction or of death at the hands of the human court, one must begin already on the sixth year to rest from work for the seventh, it is but logical that in the case of the Sabbath, for the disregard of which, one incurs the penalty of extinction or of death at the hands of the human court, one should already on Friday rest from work done for the Sabbath." <text:s/>The conclusion reached is that preparations for the Sabbath should begin on the sixth day, Friday.</text:p>
      <text:p text:style-name="P13"/>
      <text:p text:style-name="P13">3.3.2. Example of Rabbinic Use of Gezerah Shavah (Mek. Nezikin 1.31-43)</text:p>
      <text:p text:style-name="P13"/>
      <text:p text:style-name="P13">In Exod 21:2, it is stipulated that a Hebrew slave must be released after six years of service to his or her master. <text:s/>The question is raised concerning the meaning of "Hebrew." <text:s/>Based on the use of "Hebrew" in Deut 15:12 "If your brother, a Hebrew...be sold to you," it is concluded that "Hebrew" means "Israelite." <text:s/>In other words, the fact that "Hebrew" is in apposition to "brother" in Deut 15:12, and therefore means fellow countryman or Israelite, allows one to import this meaning into other passages where "Hebrew" occurs, such as Exod 21:2.</text:p>
      <text:p text:style-name="P13"/>
      <text:p text:style-name="P13">3.3.3. Damascus Document 4-5</text:p>
      <text:p text:style-name="P13"/>
      <text:p text:style-name="P13">The author of Damascus Document 4-5 uses a looser version of the interpretive rule gezerah shavah to prove that the prohibition against a king's multiplication of wives means that he should only have one wife. <text:s/>In Deut 17:17, the Torah prohibits a king from having many wives, but does not indicate how many is too many. <text:s/>Gen 1:17 "Male and female he created them" is brought to bear upon this question, and the conclusion is reached that Deut 17:17 actually means that a king should have only one wife. <text:s/>The author interprets Gen 1:17 to mean that a man should have one wife and a wife should have one husband. <text:s/>What is common to Gen 1:27 and Deut 17:17 that the former could influence the interpretation of the latter is that <text:soft-page-break/>both deal with women, although the same words are not used for "woman" in each. <text:s/>In addition, the author also brings Gen 7:9 "Two by two they entered into the ark" to bear on Deut 17:17: <text:s/>God's original design, reflected in nature, is that one man be united to one woman. <text:s/>Incidentally, the fact that David, who is depicted as a generally righteous king in scripture, had many wives is explained by saying that David did not know this law of monogamy: <text:s/>"David did not read the sealed book of the Torah which was in the Ark, because it was not opened in Israel since the days of Eleazar and Joshua and the elders" (CD 5.2-3).</text:p>
      <text:p text:style-name="P13"/>
      <text:p text:style-name="P13">3.3.4. The "World to Come" in Early Rabbinic Exegesis</text:p>
      <text:p text:style-name="P13"/>
      <text:p text:style-name="P13">The concept of the world to come is not explicitly expounded in the Torah, nor in the rest of the Old Testament. <text:s/>Thus the early rabbis resorted to ingenious, less-than-obvious exegesis to justify their belief in such a reality. <text:s/>One technique was to interpret any apparently unnecessary multiplicity of expression as implying the existence of the world to come. <text:s/>Duplication of expression when describing the benefits of the righteous in Ps 128:2 suggests that there were too venues, as it were, in which the righteous are rewarded for their obedience: <text:s/>"Happy are you and it will go well for you." <text:s/>The clause "Happy are you" is seen as descriptive of the righteous person's blessedness in this world, whereas "And it will go well for you" describes the quality of life in the world to come (m. Abot 4.1; 6.4). <text:s/>Similarly, Prov 6.22 advises that a son hold fast to his father's commandments and his mother's teaching, so that "when you walk they will guide him, when you lie down, they will watch over him, when you awake, they will speak to him. <text:s/>In early rabbinic exegesis, "when you walk" refers to this world, "when you lie down" to the time of death, and "when you awaken" to the world to come (m. Abot 6.9; Sipre Deut 34; Sipra Lev Ahare pereq 13.10). <text:s/>The same technique is used in the interpretation of Deut 11:21 in Sipre Deut 47: <text:s/>"`That your days may be multiplied'--in this world--and the days of your children...'--in the days of the Messiah--`as the days of the heavens above the earth'--in the world to come." <text:s/>In the same vein, R. Abiba takes the two occurrences of verb "to cut off" to mean the cutting off of the transgressor in this world and in the world to come (Sipre Num 112) (R. Ishmael <text:soft-page-break/>disagrees, noting that this is an idiom.) <text:s/>Finally, Prov 4:9 is interpreted as follows: "`She [Wisdom] will give to your head a garland of grace'--in this world--`a crown of glory will She present you'--in the world to come"; similarly the clause in Prov 3:16, `Length of days is in her right hand' is said to refer to the world to come, whereas `In her left hand are riches and honor' refers to this world (Sipre Deut 48). <text:s/>(See also example in Sipre Deut 357; Sipre Num 42 [I.8]; Mek Shirata 6.64-68; Mek Vayassa 1.167-75.)</text:p>
      <text:p text:style-name="P13"/>
      <text:p text:style-name="P13"><text:s text:c="4"/>That the world to come is a reality can also be inferred logically from scripture. <text:s/>When Moses blessed the tribes, he says, "Let Reuben live, and not die" (Deut 33:6). <text:s/>The early rabbis conclude that Moses must have meant that Reuben would live in the world to come--in spite of his sin--since he had already died; otherwise Moses' statement is nonsensical. <text:s/>Likewise, it is reasoned that the promise in Lev 18:5 that the person who obeys God's decrees and laws will live by them assumes the existence of the world to come. <text:s/>The promise, "You shall live " is taken to be incompatible with the view that death is the end of human life (Sipra Lev Ahare Parashah 8.10). <text:s/>Similarly, it follows that, if scripture says of one who is utterly cut off that his iniquity remains upon him, this can only be true if the dead must stand before God in judgment, since iniquity cannot remain upon one who no longer exists (Sipre Num 112). <text:s/>The one upon whom his iniquity remains will be excluded from the world to come. <text:s/>Finally, the scroll eaten by Ezekiel, upon both sides of which were written words of lament and mourning is interpreted symbolically as referring to the two worlds: <text:s/>the front of the scroll signifies this world, whereas its reverse signifies the world to come (Sipre Num 103). <text:s/>Apparently, this is the only explanation for the fact that both sides of the scroll were written upon. (See also Mek Shirata 1.8-10.) <text:s/>It is clear, therefore, that such rabbinic exegesis is circular, insofar as the exegetes are seeking scriptural evidence for already existing theological views.</text:p>
      <text:p text:style-name="P13"><text:s/></text:p>
      <text:p text:style-name="P13"/>
      <text:p text:style-name="P13">4. Pesher Interpretation</text:p>
      <text:p text:style-name="P13"/>
      <text:p text:style-name="P13"><text:soft-page-break/>Pesher interpretation seeks to uncover an eschatological (including messianic) meaning for an Old Testament text that is not originally eschatological (or messianic) in meaning. The interpreter begins with two assumptions: <text:s/>that his time is that of eschatological fulfillment and that some Old Testament texts have an eschatological reference that remains hidden until the eschaton. <text:s/>(The name pesher derives from the common practice of interpreters at Qumran to introduce their interpretations of the Old Testament with the Hebrew term pesher, which means "interpretation.") <text:s/>Pesher interpretation strikes the modern reader as arbitrary and even dishonest, but it must be remembered that this was a common method of interpretation in second-Temple Judaism. <text:s/>Perhaps one could say that pesher interpretation is more theological assertion than it is interpretation. <text:s/>The acceptance of the validity of an instance of pesher interpretation is contingent upon one's acceptance of the authority of the interpreter, as one who has insight into the sensus plenior (fuller meaning) of the text.</text:p>
      <text:p text:style-name="P13"/>
      <text:p text:style-name="P13">4.1. Jesus</text:p>
      <text:p text:style-name="P13"/>
      <text:p text:style-name="P13">4.1.1. Mark 12:10-11 = Matt 21:42-44 = Luke 20:17-18</text:p>
      <text:p text:style-name="P13"/>
      <text:p text:style-name="P13">Jesus interprets his rejection in light of Ps 118:22-23. <text:s/>In the same way that the stone that the builders rejected turned out to be the cornerstone, so Jesus will turn out to be the Israel's most important figure in salvation history, who is ironically rejected. <text:s/>Ps 118:22-23 is not clearly interpreted messianically in any of the earliest extant sources (See Strack-Billerbeck 1. 875-76 for some evidence of a messianic interpretation of Ps 118:22). <text:s/>Ps 118:25-26, however, is messianically interpreted in Midr. Ps. 118. 22, an interpretation that Jesus seems to have known (see Matt 23:29; Luke 13:35b; see also Mark 11:1-11 = Matt 21:1-11 = Luke 19:28-40 = 12:12-19), and therefore one that probably extended back to the first century, if not earlier (Jeremias, Eucharistic Words, 256-62). <text:s/>Thus, Jesus interpreted other parts of Ps 118 as messianic, including Ps 118:22-23. <text:s/>Jesus, therefore, was adopting the well-known Jewish practice of pesher interpretation.</text:p>
      <text:p text:style-name="P13"><text:soft-page-break/></text:p>
      <text:p text:style-name="P13">4.1.2. Luke 4:16-30 (Isaiah 61:1-2)</text:p>
      <text:p text:style-name="P13"/>
      <text:p text:style-name="P13">Jesus reads from Isaiah 61:1-2 in the synagogue at Capernaum, sits down, and then proclaims, "Today, this scripture has been fulfilled in your hearing. <text:s/>In the original context, the one speaking in Isa 61:1-2 <text:s/>is the prophet, but, apparently, the fact that Isa 61:1 says that, "The Lord has anointed <text:s/>me" allows Jesus to conclude actually it is the Messiah who is speaking. <text:s/>Jesus interprets this text messianically and then claims implicitly to be the Messiah because he has been doing what is described in Isa 61:1-2 (see also Matt 11:2-6; Luke 7:18-23). <text:s/>It is clear that this is an example of a pesher-type of interpretation of the Old Testament. <text:s/>It should be noted that Isa 61:1-2 was interpreted eschatologically and perhaps messianically (in 4Q521), in a pesher-fashion, in the second-Temple period (4Q521 [Messianic Apocalypse]; 11QMelchizedek 18), so that Jesus was not the first to do so.</text:p>
      <text:p text:style-name="P13"/>
      <text:p text:style-name="P13">4.2. Matthew</text:p>
      <text:p text:style-name="P13"/>
      <text:p text:style-name="P13">In Isa 7:14 Isaiah says to Ahaz that God would give him a sign: the virgin (LXX: ho parthenos; MT: ha-almah) will give birth to a son, and will call his name Emmanuel; before that child knows the difference between right and wrong the two kings that Ahaz fears will no longer be a threat to him. <text:s/>The author of Matthew finds a further meaning for this passage: <text:s/>It is predictive of the virgin birth of Jesus, who is born of a "virgin" (parthenos) and is named appropriately Emmanuel, "God with us." <text:s/>In other words, he interprets Isa 7:14 in pesher fashion, finding a second, eschatological meaning for this text. <text:s/>(If he were citing the Hebrew text, the author's interpretation would not be as possible, since the Hebrew almah means "young woman" but not necessarily "virgin," as the Greek term parthenos does.)</text:p>
      <text:p text:style-name="P13"/>
      <text:p text:style-name="P13">4.3. Second-Temple Jewish Texts</text:p>
      <text:p text:style-name="P13"><text:soft-page-break/></text:p>
      <text:p text:style-name="P13">1QpHab (Habakkuk Pesher)</text:p>
      <text:p text:style-name="P13"/>
      <text:p text:style-name="P13">The Qumran community interpreted certain prophetic books in pesher fashion; individual passages were cited and then an eschatological interpretation was offered, in which the claim is made that the text had been fulfilled in some recent event or would be fulfilled in the near future. <text:s/>The fact that Qumran community viewed themselves as the objects of God's eschatological mercy meant that a prophetic text was to be interpreted as predicting events relating to the history of the community, especially in relation to the Teacher of Righteousness. The Book of Habakkuk was one such prophetic book given a pesher interpretation. <text:s/>One example from the Qumran commentary on Habakkuk (1QpHab) will suffice.</text:p>
      <text:p text:style-name="P13"/>
      <text:p text:style-name="P13"><text:s text:c="4"/>In 1QpHab, Hab 1.5 “Behold the nations and watch marvel and be completely astonished. <text:s/>I do a deed in your days and no one will believe it when” is interpreted as referring to apostates from the community who do not believe the prognostications of the Teacher of Righteousness. <text:s/>As is clear from Hab 1:6, the marvelous and astonishing event of which Habakkuk speaks is the coming of the Babylonians. 1QpHab, however, provides another interpretation for this text: it concerns apostates from the community, whose departure is unbelievable and bewildering. These apostates are divided into three groups (1QpHab 2.1-10). <text:s/>The first group is those who apostatized with the Man of Lies, who are said not to have listened to the words of the teacher of righteousness from the mouth of God (see 5.11). <text:s/>The second group is those who have apostatized from the new covenant, because they did not believe the covenant of God and [blasphemed] His holy name. <text:s/>The third group is those apostates who will arise in the last days. <text:s/>Although it is never explicitly said, past, present and future apostates from the covenant of God forfeit any spiritual benefit that they might have derived if they had not rebelled. (See another pesher type interpretation of Hab 1:5 by Paul in Acts 13:41).</text:p>
      <text:p text:style-name="P13"><text:s/></text:p>
      <text:p text:style-name="P13"/>
      <text:p text:style-name="P13"><text:soft-page-break/>5. Typological Interpretation</text:p>
      <text:p text:style-name="P13"/>
      <text:p text:style-name="P13">In typological interpretation a person, place, thing or event in the Old Testament functions to foreshadow to an eschatological reality to which it is analogically or functionally similar. <text:s/>The assumption is that salvation-historically the type, that which points forward to an eschatological reality, is necessary in order that the antitype, the eschatological reality signified, be fully understood.</text:p>
      <text:p text:style-name="P13"/>
      <text:p text:style-name="P13">5.1. Luke 11:29-30 = Matt 12:38-40</text:p>
      <text:p text:style-name="P13"/>
      <text:p text:style-name="P13">Jesus says that his generation is evil (and adulterous), and will not be given a sign, except the sign of Jonah. <text:s/>In Matthew the sign of Jonah is explained as follows: <text:s/>"For as Jonah was three days and three nights in the belly of a huge fish, so the Son of Man will be three days and three nights in the heart of the earth." <text:s/>Jesus is referring to his death and resurrection. <text:s/>Thus Jonah is a type of Jesus, the Messiah: <text:s/>analogous to Jonah, who spent three days and nights in the belly of a fish, so Jesus must spent three days and three night in "the heart of the earth." Jesus actually spent only three days and two nights in the tomb, but such a small discrepancy does not affect the typological correspondence between Jonah and Jesus. (It may also be that the phrase "three and and three nights" is idiomatic for a few days [see 1 Sam 3:12].)</text:p>
      <text:p text:style-name="P13"/>
      <text:p text:style-name="P13">5.2. 1 Cor 10:-4</text:p>
      <text:p text:style-name="P13"/>
      <text:p text:style-name="P13">Paul interprets the Old Testament typologically, meaning that he sees in Old Testament narratives a prefiguration of some aspect of God's eschatological saving act in Christ. <text:s/>In 1 Cor 10:2-4a, he claims that what happened to the Israelites in the desert is exactly the same as what has happened to the Corinthians. <text:s/>First, both were baptized: <text:s/>the Israelites were baptized into Moses in the cloud and the sea; the Corinthians were baptized into Christ (see Gal 3:7; Rom 6:3). <text:s/>(In Exod 13:20 the cloud is said to have gone before <text:soft-page-break/>the Israelites, but in Jewish tradition the cloud had enveloped the Israelites.) <text:s/>Second, both ate spiritual food and drink: <text:s/>the Israelites ate the manna and drank the water from the rock; the Corinthians ate the bread and drank the wine at the Lord's supper. <text:s/>What Paul has established is that the Israelites were typological of the church, in spite of the accidental differences. This typological identification allows Paul in 1 Cor 10:5-7 to warn the Corinthians that they will also suffer the same fate as the generation of the exodus, if they, like the Israelites, do not forsake their idolatry.</text:p>
      <text:p text:style-name="P13"><text:s/></text:p>
      <text:p text:style-name="P13"/>
      <text:p text:style-name="P13"/>
      <text:p text:style-name="P13">Last Modified On:<text:line-break/>Thursday, October 10, 2013</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fo:line-height="115%"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true" fo:orphans="2" fo:widows="2" style:page-number="auto"/>
      <style:text-properties style:text-position="0% 100%" fo:font-size="10.5pt"/>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799in" fo:margin-bottom="0in" fo:text-indent="0in" style:auto-text-indent="false" style:page-number="auto"/>
      <style:text-properties fo:font-style="italic" fo:font-weight="normal"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end" style:justify-single-word="false"/>
      <style:text-properties fo:font-weight="bold" style:font-weight-asian="bold" style:font-weight-complex="bold"/>
    </style:style>
    <style:style style:name="MP5" style:family="paragraph" style:parent-style-name="Standard">
      <style:paragraph-properties fo:text-align="end" style:justify-single-word="false"/>
      <style:text-properties fo:font-weight="bold" style:font-weight-asian="bold" style:font-weight-complex="bold"/>
    </style:style>
    <style:style style:name="MP6" style:family="paragraph" style:parent-style-name="Header">
      <style:paragraph-properties fo:text-align="start" style:justify-single-word="false"/>
    </style:style>
    <style:style style:name="MP7" style:family="paragraph" style:parent-style-name="Footer">
      <style:paragraph-properties fo:text-align="start" style:justify-single-word="false"/>
    </style:style>
    <style:style style:name="MP8"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Hebrews</text:h>
      </style:header>
      <style:footer>
        <text:p text:style-name="MP1"><text:page-number text:select-page="current">81</text:page-number></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50</text:page-number></text:p>
      </style:footer>
    </style:master-page>
    <style:master-page style:name="Left_20_Page" style:display-name="Left Page" style:page-layout-name="Mpm4" style:next-style-name="Right_20_Page">
      <style:header>
        <text:p text:style-name="MP3">Hebrews in Rabbinic Relief</text:p>
      </style:header>
      <style:footer>
        <text:p text:style-name="MP2"><text:page-number text:select-page="current">82</text:page-number></text:p>
      </style:footer>
    </style:master-page>
    <style:master-page style:name="Right_20_Page" style:display-name="Right Page" style:page-layout-name="Mpm5" style:next-style-name="Left_20_Page">
      <style:header>
        <text:p text:style-name="MP4">Hebrews in Rabbinic Relief</text:p>
      </style:header>
      <style:footer>
        <text:p text:style-name="MP2"><text:page-number style:num-format="1" text:select-page="current">83</text:page-number></text:p>
      </style:footer>
    </style:master-page>
    <style:master-page style:name="Intro_20_Right_20_Page" style:display-name="Intro Right Page" style:page-layout-name="Mpm6" style:next-style-name="Intro_20_Left_20_Page">
      <style:header>
        <text:p text:style-name="MP5">Introduction</text:p>
      </style:header>
      <style:footer>
        <text:p text:style-name="MP1"><text:page-number style:num-format="i" text:select-page="current">xi</text:page-number></text:p>
      </style:footer>
    </style:master-page>
    <style:master-page style:name="Intro_20_Left_20_Page" style:display-name="Intro Left Page" style:page-layout-name="Mpm7" style:next-style-name="Intro_20_Right_20_Page">
      <style:header>
        <text:p text:style-name="MP6">Introduction</text:p>
      </style:header>
      <style:footer>
        <text:p text:style-name="MP7"><text:page-number style:num-format="i" text:select-page="current">xii</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6">Forward</text:p>
      </style:header>
      <style:footer>
        <text:p text:style-name="MP7"><text:page-number text:select-page="current">vii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Where Do I Begin?</text:p>
      </style:header>
      <style:footer>
        <text:p text:style-name="MP7"><text:page-number text:select-page="current">12</text:page-number></text:p>
      </style:footer>
    </style:master-page>
    <style:master-page style:name="Chapter_20_Right_20_Page" style:display-name="Chapter Right Page" style:page-layout-name="Mpm13" style:next-style-name="Chapter_20_Left_20_Page">
      <style:header>
        <text:p text:style-name="MP8">Where Do I Begin?</text:p>
      </style:header>
      <style:footer>
        <text:p text:style-name="MP1"><text:page-number text:select-page="current">13</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gley</meta:initial-creator>
    <meta:creation-date>2013-12-02T00:52:15.66</meta:creation-date>
    <dc:date>2015-04-05T05:35:59.90</dc:date>
    <meta:editing-duration>P28DT8H47M53S</meta:editing-duration>
    <meta:editing-cycles>40</meta:editing-cycles>
    <meta:generator>OpenOffice/4.1.1$Win32 OpenOffice.org_project/411m6$Build-9775</meta:generator>
    <meta:document-statistic meta:table-count="0" meta:image-count="0" meta:object-count="0" meta:page-count="97" meta:paragraph-count="699" meta:word-count="27858" meta:character-count="158811"/>
  </office:meta>
</office:document-meta>
</file>